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7c84" officeooo:paragraph-rsid="002cb9af"/>
    </style:style>
    <style:style style:name="P2" style:family="paragraph" style:parent-style-name="Standard">
      <style:text-properties officeooo:rsid="002cb9af" officeooo:paragraph-rsid="003105f6"/>
    </style:style>
    <style:style style:name="P3" style:family="paragraph" style:parent-style-name="Bibliography_20_1">
      <style:paragraph-properties fo:line-height="150%"/>
    </style:style>
    <style:style style:name="P4" style:family="paragraph" style:parent-style-name="Heading_20_3">
      <style:text-properties fo:font-size="12pt" style:font-size-asian="12pt" style:font-size-complex="12pt"/>
    </style:style>
    <style:style style:name="P5" style:family="paragraph" style:parent-style-name="Standard">
      <style:text-properties officeooo:rsid="002b19b0" officeooo:paragraph-rsid="002cb9af"/>
    </style:style>
    <style:style style:name="P6" style:family="paragraph" style:parent-style-name="Standard">
      <style:text-properties officeooo:rsid="002cb9af" officeooo:paragraph-rsid="002cb9af"/>
    </style:style>
    <style:style style:name="P7" style:family="paragraph" style:parent-style-name="Standard">
      <style:text-properties officeooo:rsid="002cb9af" officeooo:paragraph-rsid="003105f6"/>
    </style:style>
    <style:style style:name="P8" style:family="paragraph" style:parent-style-name="Standard">
      <style:text-properties officeooo:rsid="00302b21" officeooo:paragraph-rsid="003b1492"/>
    </style:style>
    <style:style style:name="P9" style:family="paragraph" style:parent-style-name="Standard">
      <style:text-properties officeooo:rsid="003f6132" officeooo:paragraph-rsid="003f6132"/>
    </style:style>
    <style:style style:name="P10" style:family="paragraph" style:parent-style-name="Standard">
      <style:text-properties officeooo:rsid="003105f6" officeooo:paragraph-rsid="004147fb"/>
    </style:style>
    <style:style style:name="P11" style:family="paragraph" style:parent-style-name="Standard">
      <style:text-properties officeooo:rsid="003105f6" officeooo:paragraph-rsid="004e04a5"/>
    </style:style>
    <style:style style:name="P12" style:family="paragraph" style:parent-style-name="Standard">
      <style:text-properties officeooo:paragraph-rsid="003105f6"/>
    </style:style>
    <style:style style:name="P13" style:family="paragraph" style:parent-style-name="Standard">
      <style:text-properties officeooo:rsid="004147fb" officeooo:paragraph-rsid="004147fb"/>
    </style:style>
    <style:style style:name="P14" style:family="paragraph" style:parent-style-name="Standard">
      <style:text-properties officeooo:rsid="00421f5e" officeooo:paragraph-rsid="00421f5e"/>
    </style:style>
    <style:style style:name="P15" style:family="paragraph" style:parent-style-name="Standard">
      <style:text-properties officeooo:paragraph-rsid="004b9881"/>
    </style:style>
    <style:style style:name="P16" style:family="paragraph" style:parent-style-name="Standard">
      <style:text-properties officeooo:rsid="004e04a5" officeooo:paragraph-rsid="004e04a5"/>
    </style:style>
    <style:style style:name="P17" style:family="paragraph" style:parent-style-name="Standard">
      <style:text-properties officeooo:paragraph-rsid="004f48f1"/>
    </style:style>
    <style:style style:name="P18" style:family="paragraph" style:parent-style-name="Standard">
      <style:paragraph-properties fo:break-before="page"/>
    </style:style>
    <style:style style:name="T1" style:family="text">
      <style:text-properties officeooo:rsid="001e6a4d"/>
    </style:style>
    <style:style style:name="T2" style:family="text">
      <style:text-properties fo:font-style="italic" style:font-style-asian="italic"/>
    </style:style>
    <style:style style:name="T3" style:family="text">
      <style:text-properties fo:font-style="italic" officeooo:rsid="001e6a4d" style:font-style-asian="italic" style:font-style-complex="italic"/>
    </style:style>
    <style:style style:name="T4" style:family="text">
      <style:text-properties fo:font-style="italic" officeooo:rsid="002418da" style:font-style-asian="italic" style:font-style-complex="italic"/>
    </style:style>
    <style:style style:name="T5" style:family="text">
      <style:text-properties officeooo:rsid="002418da"/>
    </style:style>
    <style:style style:name="T6" style:family="text">
      <style:text-properties fo:font-style="normal" style:font-style-asian="normal" style:font-style-complex="normal"/>
    </style:style>
    <style:style style:name="T7" style:family="text">
      <style:text-properties fo:font-style="normal" officeooo:rsid="002418da" style:font-style-asian="normal" style:font-style-complex="normal"/>
    </style:style>
    <style:style style:name="T8" style:family="text">
      <style:text-properties fo:font-style="normal" officeooo:rsid="003105f6" style:font-style-asian="normal" style:font-style-complex="normal"/>
    </style:style>
    <style:style style:name="T9" style:family="text">
      <style:text-properties officeooo:rsid="002b19b0"/>
    </style:style>
    <style:style style:name="T10" style:family="text">
      <style:text-properties officeooo:rsid="0016cf78"/>
    </style:style>
    <style:style style:name="T11" style:family="text">
      <style:text-properties officeooo:rsid="001a5ac2"/>
    </style:style>
    <style:style style:name="T12" style:family="text">
      <style:text-properties officeooo:rsid="0032d4fc"/>
    </style:style>
    <style:style style:name="T13" style:family="text">
      <style:text-properties fo:font-weight="bold" style:font-weight-asian="bold"/>
    </style:style>
    <style:style style:name="T14" style:family="text">
      <style:text-properties fo:font-weight="bold" officeooo:rsid="0032d4fc" style:font-weight-asian="bold" style:font-weight-complex="bold"/>
    </style:style>
    <style:style style:name="T15" style:family="text">
      <style:text-properties fo:font-weight="bold" officeooo:rsid="003681c1" style:font-weight-asian="bold" style:font-weight-complex="bold"/>
    </style:style>
    <style:style style:name="T16" style:family="text">
      <style:text-properties officeooo:rsid="003681c1"/>
    </style:style>
    <style:style style:name="T17" style:family="text">
      <style:text-properties officeooo:rsid="0037346f"/>
    </style:style>
    <style:style style:name="T18" style:family="text">
      <style:text-properties officeooo:rsid="00385cd9"/>
    </style:style>
    <style:style style:name="T19" style:family="text">
      <style:text-properties officeooo:rsid="003a14a7"/>
    </style:style>
    <style:style style:name="T20" style:family="text">
      <style:text-properties officeooo:rsid="00302b21"/>
    </style:style>
    <style:style style:name="T21" style:family="text">
      <style:text-properties style:font-weight-asian="bold"/>
    </style:style>
    <style:style style:name="T22" style:family="text">
      <style:text-properties style:text-position="super 58%"/>
    </style:style>
    <style:style style:name="T23" style:family="text">
      <style:text-properties fo:font-variant="normal" fo:text-transform="none" style:text-position="super 58%"/>
    </style:style>
    <style:style style:name="T24" style:family="text">
      <style:text-properties fo:font-variant="normal" fo:text-transform="none" style:text-position="super 58%" fo:font-style="normal"/>
    </style:style>
    <style:style style:name="T25" style:family="text">
      <style:text-properties fo:font-variant="normal" fo:text-transform="none" style:text-position="super 58%" fo:font-style="normal" style:text-underline-style="none"/>
    </style:style>
    <style:style style:name="T26" style:family="text">
      <style:text-properties fo:font-variant="normal" fo:text-transform="none" style:text-position="super 58%" fo:font-style="normal" style:text-underline-style="none" fo:font-weight="normal"/>
    </style:style>
    <style:style style:name="T27" style:family="text">
      <style:text-properties fo:font-variant="normal" fo:text-transform="none" style:text-position="super 58%" fo:font-style="normal" style:text-underline-style="none" fo:font-weight="normal" officeooo:rsid="00451d68"/>
    </style:style>
    <style:style style:name="T28" style:family="text">
      <style:text-properties fo:font-variant="normal" fo:text-transform="none" style:text-position="super 58%" fo:font-style="normal" style:text-underline-style="none" fo:font-weight="normal" officeooo:rsid="0037346f"/>
    </style:style>
    <style:style style:name="T29" style:family="text">
      <style:text-properties fo:font-variant="normal" fo:text-transform="none" style:text-position="super 58%" fo:font-style="normal" style:text-underline-style="none" fo:font-weight="normal" officeooo:rsid="0049fd4b"/>
    </style:style>
    <style:style style:name="T30" style:family="text">
      <style:text-properties fo:font-variant="normal" fo:text-transform="none" style:text-position="super 58%" fo:font-style="normal" style:text-underline-style="none" fo:font-weight="normal" officeooo:rsid="00421f5e"/>
    </style:style>
    <style:style style:name="T31" style:family="text">
      <style:text-properties fo:font-variant="normal" fo:text-transform="none" style:text-position="super 58%" fo:font-style="normal" style:text-underline-style="none" fo:font-weight="normal" officeooo:rsid="004dfc84"/>
    </style:style>
    <style:style style:name="T32" style:family="text">
      <style:text-properties fo:font-variant="normal" fo:text-transform="none" style:text-position="super 58%" fo:font-style="normal" style:text-underline-style="none" fo:font-weight="normal" officeooo:rsid="004f0f52"/>
    </style:style>
    <style:style style:name="T33" style:family="text">
      <style:text-properties fo:font-variant="normal" fo:text-transform="none" style:text-position="super 58%" fo:font-style="normal" style:text-underline-style="none" fo:font-weight="normal" officeooo:rsid="002418da"/>
    </style:style>
    <style:style style:name="T34" style:family="text">
      <style:text-properties officeooo:rsid="003f6132"/>
    </style:style>
    <style:style style:name="T35" style:family="text">
      <style:text-properties officeooo:rsid="004147fb"/>
    </style:style>
    <style:style style:name="T36" style:family="text">
      <style:text-properties officeooo:rsid="00421f5e"/>
    </style:style>
    <style:style style:name="T37" style:family="text">
      <style:text-properties officeooo:rsid="00431f82"/>
    </style:style>
    <style:style style:name="T38" style:family="text">
      <style:text-properties officeooo:rsid="00433b8d"/>
    </style:style>
    <style:style style:name="T39" style:family="text">
      <style:text-properties officeooo:rsid="00451d68"/>
    </style:style>
    <style:style style:name="T40" style:family="text">
      <style:text-properties officeooo:rsid="0046cfc7"/>
    </style:style>
    <style:style style:name="T41" style:family="text">
      <style:text-properties officeooo:rsid="0046d432"/>
    </style:style>
    <style:style style:name="T42" style:family="text">
      <style:text-properties officeooo:rsid="00481bf8"/>
    </style:style>
    <style:style style:name="T43" style:family="text">
      <style:text-properties officeooo:rsid="0049fd4b"/>
    </style:style>
    <style:style style:name="T44" style:family="text">
      <style:text-properties officeooo:rsid="004b9881"/>
    </style:style>
    <style:style style:name="T45" style:family="text">
      <style:text-properties officeooo:rsid="004bbb80"/>
    </style:style>
    <style:style style:name="T46" style:family="text">
      <style:text-properties officeooo:rsid="004dfc84"/>
    </style:style>
    <style:style style:name="T47" style:family="text">
      <style:text-properties officeooo:rsid="004e04a5"/>
    </style:style>
    <style:style style:name="T48" style:family="text">
      <style:text-properties officeooo:rsid="004eb9f2"/>
    </style:style>
    <style:style style:name="T49" style:family="text">
      <style:text-properties officeooo:rsid="004f0f52"/>
    </style:style>
    <style:style style:name="T50" style:family="text">
      <style:text-properties style:font-style-asian="italic"/>
    </style:style>
    <style:style style:name="T51" style:family="text">
      <style:text-properties officeooo:rsid="002cb9a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6">Applicant: </text:span>Dan Thomas</text:p>
      <text:h text:style-name="Heading_20_1" text:outline-level="1">Intro:</text:h>
      <text:p text:style-name="P1">The intensity and types of environmental challenges <text:span text:style-name="T18">facing</text:span> plant<text:span text:style-name="T18">s</text:span> var<text:span text:style-name="T18">y </text:span>at all spatial scales, <text:span text:style-name="T9">from landscape-level scales down to variability among different regions of individual plant bodies. Temporal changes in environmental challenges to plants also range from hourly, to seasonal or even decadal fluctuations in climate, pathogen loads, nutrient availability, and exposure. <text:s/>Plant genomes contain many solutions to these challenges, especially to environmental challenges which have acted as long-term selective pressures on plants. In these times of rapid change, however, the abundance and rythmn of all types of plant stressors has increased, and plant genomes alone may not evolve quickly enough to ensure the success of ecologically or socially important plants in the face of increased pathogen loads, decreased climatic stability, and decreased habitat availability. </text:span></text:p>
      <text:p text:style-name="P1"/>
      <text:p text:style-name="P5">Some have proposed that the plant microbiome, with its collective abundance of microbial genetic resources, may represent an important and adaptive addition to the host plant genome. Together, it is proposed, the microbiome and the plant sum to make up the plant “hologenome”, which is more extensive and more dynamic than the plant genome alone. It remains a mystery how historically important hologenomes were in shaping plant populations, even prior to the current era of rapid anthropogenic change. <text:s/>However, evidence has mounted rapidly that microbiomes are important determinants in plant distributions and ecosystem health. <text:s/>If microbiomes are to harnessed in any way to help plant health in times of rapid change, their spatial and temporal patterns must be better understood.</text:p>
      <text:p text:style-name="P6"/>
      <text:h text:style-name="Heading_20_2" text:outline-level="2">Pertinence to research on-going at Smithsonian Institute (SI) and Smithsonian Tropical Research Institute (STRI):</text:h>
      <text:p text:style-name="P8"/>
      <text:p text:style-name="Standard"><text:span text:style-name="T20">One of the greatest contributions to tropical </text:span><text:span text:style-name="T19">ecology </text:span><text:span text:style-name="T20">in recent memory by SI and STRI is </text:span><text:span text:style-name="T19">the</text:span><text:span text:style-name="T20"> empirical testing of the Janzen-Connell hypothesis (JCH), and exploration of the mechanisms behind the negative density dependence of seedling success as predicted by the JCH. This work will add to this ongoing effort to exploring this natural pattern in tropical forests. Mangan et al.</text:span><text:reference-mark-start text:name="ZOTERO_ITEM CSL_CITATION {&quot;citationID&quot;:&quot;AwzOquVv&quot;,&quot;properties&quot;:{&quot;formattedCitation&quot;:&quot;\\super 1\\nosupersub{}&quot;,&quot;plainCitation&quot;:&quot;1&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schema&quot;:&quot;https://github.com/citation-style-language/schema/raw/master/csl-citation.json&quot;} RNDjQxkoZzhX8"/><text:span text:style-name="T26">1</text:span><text:reference-mark-end text:name="ZOTERO_ITEM CSL_CITATION {&quot;citationID&quot;:&quot;AwzOquVv&quot;,&quot;properties&quot;:{&quot;formattedCitation&quot;:&quot;\\super 1\\nosupersub{}&quot;,&quot;plainCitation&quot;:&quot;1&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schema&quot;:&quot;https://github.com/citation-style-language/schema/raw/master/csl-citation.json&quot;} RNDjQxkoZzhX8"/><text:span text:style-name="T20"> <text:s/>found that soil-born enemies may be main culprits in the negative density dependence patterns of rare trees in the tropics, but noted that highly abundant trees do not seem to display the same vulnerabilities to pathogens from congenerics that rare tree do. The mechanisms at work in abundant tree species in overcoming the limiting of the JCH are still </text:span><text:span text:style-name="T12">largely </text:span><text:span text:style-name="T20">unexplained, </text:span><text:span text:style-name="T12">though one group has found that small population sizes of rare trees may be subject to inadequate R gene diversity and gene flow</text:span><text:reference-mark-start text:name="ZOTERO_ITEM CSL_CITATION {&quot;citationID&quot;:&quot;L5JXrnWb&quot;,&quot;properties&quot;:{&quot;formattedCitation&quot;:&quot;\\super 2\\nosupersub{}&quot;,&quot;plainCitation&quot;:&quot;2&quot;,&quot;noteIndex&quot;:0},&quot;citationItems&quot;:[{&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EPUOvm7Nig"/><text:span text:style-name="T26">2</text:span><text:reference-mark-end text:name="ZOTERO_ITEM CSL_CITATION {&quot;citationID&quot;:&quot;L5JXrnWb&quot;,&quot;properties&quot;:{&quot;formattedCitation&quot;:&quot;\\super 2\\nosupersub{}&quot;,&quot;plainCitation&quot;:&quot;2&quot;,&quot;noteIndex&quot;:0},&quot;citationItems&quot;:[{&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EPUOvm7Nig"/><text:span text:style-name="T12"> to keep up in the pathogen arms race. Here we suggest another, complementary mechanism - if functional microbiomes are key to pathogen resistence (as suggested here by us and elsewhere by numerous others),</text:span><text:span text:style-name="T14"> then recruitment of </text:span><text:span text:style-name="T15">beneficial</text:span><text:span text:style-name="T14"> microorganisms into the micrbiome may represent a positive-density-dependent feedback.</text:span><text:span text:style-name="T12"> Abundant organisms may be able to transmit their microbiomes to seedlings more successfully</text:span><text:reference-mark-start text:name="ZOTERO_ITEM CSL_CITATION {&quot;citationID&quot;:&quot;pM0b7UZO&quot;,&quot;properties&quot;:{&quot;formattedCitation&quot;:&quot;\\super 3\\nosupersub{}&quot;,&quot;plainCitation&quot;:&quot;3&quot;,&quot;noteIndex&quot;:0},&quot;citationItems&quot;:[{&quot;id&quot;:1331,&quot;uris&quot;:[&quot;http://zotero.org/users/1142741/items/6PMSQFHD&quot;],&quot;uri&quot;:[&quot;http://zotero.org/users/1142741/items/6PMSQFHD&quot;],&quot;itemData&quot;:{&quot;id&quot;:1331,&quot;type&quot;:&quot;article-journal&quot;,&quot;abstract&quot;:&quot;It is increasingly recognized that microbiota affect host health and physiology. However, it is unclear what factors shape microbiome community assembly in nature, and how microbiome assembly can be manipulated to improve host health. All plant leaves host foliar endophytic fungi, which make up a diverse, environmentally acquired fungal microbiota. Here, we experimentally manipulated assembly of the cacao tree (Theobroma cacao) fungal microbiome in nature and tested the effect of assembly outcome on host health. Using next-generation sequencing, as well as culture-based methods coupled with Sanger sequencing, we found that manipulating leaf litter exposure and location within the forest canopy significantly altered microbiome composition in cacao. Exposing cacao seedlings to leaf litter from healthy conspecific adults enriched the seedling microbiome with Colletotrichum tropicale, a fungal endophyte known to enhance pathogen resistance of cacao seedlings by upregulating host defensive pathways. As a result, seedlings exposed to healthy conspecific litter experienced reduced pathogen damage. Our results link processes that affect the assembly and composition of microbiome communities to their functional consequences for host success, and have broad implications for understanding plant–microbe interactions. Deliberate manipulation of the plant–fungal microbiome also has potentially important applications for cacao production and other agricultural systems in general.&quot;,&quot;container-title&quot;:&quot;Proceedings of the Royal Society B: Biological Sciences&quot;,&quot;DOI&quot;:&quot;10.1098/rspb.2017.0641&quot;,&quot;issue&quot;:&quot;1858&quot;,&quot;journalAbbreviation&quot;:&quot;Proceedings of the Royal Society B: Biological Sciences&quot;,&quot;page&quot;:&quot;20170641&quot;,&quot;source&quot;:&quot;royalsocietypublishing.org (Atypon)&quot;,&quot;title&quot;:&quot;Exposure to the leaf litter microbiome of healthy adults protects seedlings from pathogen damage&quot;,&quot;volume&quot;:&quot;284&quot;,&quot;author&quot;:[{&quot;family&quot;:&quot;Christian&quot;,&quot;given&quot;:&quot;Natalie&quot;},{&quot;family&quot;:&quot;Herre&quot;,&quot;given&quot;:&quot;Edward Allen&quot;},{&quot;family&quot;:&quot;Mejia&quot;,&quot;given&quot;:&quot;Luis C.&quot;},{&quot;family&quot;:&quot;Clay&quot;,&quot;given&quot;:&quot;Keith&quot;}],&quot;issued&quot;:{&quot;date-parts&quot;:[[&quot;2017&quot;,7,12]]}}}],&quot;schema&quot;:&quot;https://github.com/citation-style-language/schema/raw/master/csl-citation.json&quot;} RNDB6FVNJZt4T"/><text:span text:style-name="T26">3</text:span><text:reference-mark-end text:name="ZOTERO_ITEM CSL_CITATION {&quot;citationID&quot;:&quot;pM0b7UZO&quot;,&quot;properties&quot;:{&quot;formattedCitation&quot;:&quot;\\super 3\\nosupersub{}&quot;,&quot;plainCitation&quot;:&quot;3&quot;,&quot;noteIndex&quot;:0},&quot;citationItems&quot;:[{&quot;id&quot;:1331,&quot;uris&quot;:[&quot;http://zotero.org/users/1142741/items/6PMSQFHD&quot;],&quot;uri&quot;:[&quot;http://zotero.org/users/1142741/items/6PMSQFHD&quot;],&quot;itemData&quot;:{&quot;id&quot;:1331,&quot;type&quot;:&quot;article-journal&quot;,&quot;abstract&quot;:&quot;It is increasingly recognized that microbiota affect host health and physiology. However, it is unclear what factors shape microbiome community assembly in nature, and how microbiome assembly can be manipulated to improve host health. All plant leaves host foliar endophytic fungi, which make up a diverse, environmentally acquired fungal microbiota. Here, we experimentally manipulated assembly of the cacao tree (Theobroma cacao) fungal microbiome in nature and tested the effect of assembly outcome on host health. Using next-generation sequencing, as well as culture-based methods coupled with Sanger sequencing, we found that manipulating leaf litter exposure and location within the forest canopy significantly altered microbiome composition in cacao. Exposing cacao seedlings to leaf litter from healthy conspecific adults enriched the seedling microbiome with Colletotrichum tropicale, a fungal endophyte known to enhance pathogen resistance of cacao seedlings by upregulating host defensive pathways. As a result, seedlings exposed to healthy conspecific litter experienced reduced pathogen damage. Our results link processes that affect the assembly and composition of microbiome communities to their functional consequences for host success, and have broad implications for understanding plant–microbe interactions. Deliberate manipulation of the plant–fungal microbiome also has potentially important applications for cacao production and other agricultural systems in general.&quot;,&quot;container-title&quot;:&quot;Proceedings of the Royal Society B: Biological Sciences&quot;,&quot;DOI&quot;:&quot;10.1098/rspb.2017.0641&quot;,&quot;issue&quot;:&quot;1858&quot;,&quot;journalAbbreviation&quot;:&quot;Proceedings of the Royal Society B: Biological Sciences&quot;,&quot;page&quot;:&quot;20170641&quot;,&quot;source&quot;:&quot;royalsocietypublishing.org (Atypon)&quot;,&quot;title&quot;:&quot;Exposure to the leaf litter microbiome of healthy adults protects seedlings from pathogen damage&quot;,&quot;volume&quot;:&quot;284&quot;,&quot;author&quot;:[{&quot;family&quot;:&quot;Christian&quot;,&quot;given&quot;:&quot;Natalie&quot;},{&quot;family&quot;:&quot;Herre&quot;,&quot;given&quot;:&quot;Edward Allen&quot;},{&quot;family&quot;:&quot;Mejia&quot;,&quot;given&quot;:&quot;Luis C.&quot;},{&quot;family&quot;:&quot;Clay&quot;,&quot;given&quot;:&quot;Keith&quot;}],&quot;issued&quot;:{&quot;date-parts&quot;:[[&quot;2017&quot;,7,12]]}}}],&quot;schema&quot;:&quot;https://github.com/citation-style-language/schema/raw/master/csl-citation.json&quot;} RNDB6FVNJZt4T"/><text:span text:style-name="T12">, causing positive-density-dependent feedbacks in seedling success, and clusters of abundant species may represent larger “target” areas not only for pathogens but for environmental recruitment of beneficial microbial partners. <text:s/>As just one example, <text:s/>Rock-Blake et al.</text:span><text:reference-mark-start text:name="ZOTERO_ITEM CSL_CITATION {&quot;citationID&quot;:&quot;abDCBVjU&quot;,&quot;properties&quot;:{&quot;formattedCitation&quot;:&quot;\\super 4\\nosupersub{}&quot;,&quot;plainCitation&quot;:&quot;4&quot;,&quot;noteIndex&quot;:0},&quot;citationItems&quot;:[{&quot;id&quot;:2080,&quot;uris&quot;:[&quot;http://zotero.org/users/1142741/items/UZYEI4K7&quot;],&quot;uri&quot;:[&quot;http://zotero.org/users/1142741/items/UZYEI4K7&quot;],&quot;itemData&quot;:{&quot;id&quot;:2080,&quot;type&quot;:&quot;article-journal&quot;,&quot;abstract&quot;:&quot;PREMISE OF THE STUDY: Symbioses are almost universal, but little is known about how symbiont abundance can affect host performance. Many orchids undergo vegetative dormancy and frequent and protracted dormancy have been associated with population declines. If mycorrhizal fungi affect host plant performance, those effects are likely to alter patterns of vegetative dormancy. The goal of this study was to determine whether the abundance of mycorrhizal fungi is related to the likelihood of entering dormancy and whether fungal abundance varied with dormancy duration in the federally listed threatened orchid Isotria medeoloides. METHODS: We studied three populations of the threatened North American terrestrial orchid Isotria medeoloides using long-term emergence data and evaluated the relationship between the abundance of associated mycorrhizal fungi (Russulaceae) and orchid dormancy and emergence. Mycorrhizal fungi in soil adjacent to orchids were quantified in two ways. First, ectomycorrhizal (ECM) fungi on adjacent root tips were identified using DNA sequencing to determine their phylogenetic relationship to fungi that are known to form mycorrhizae with I. medeoloides. Second, we extracted DNA from soil samples and used quantitative real-time PCR to estimate the abundance of Russulaceae hyphae adjacent to each orchid. KEY RESULTS: We found that the abundance of Russulaceae, both in the soil and on nearby ECM root tips, was significantly related to orchid prior emergence. Both abundance and prior emergence history were predictive of future emergence. CONCLUSIONS: These results suggest that the abundance of mycorrhizal fungi can influence orchid population dynamics and is an essential component of orchid conservation.&quot;,&quot;container-title&quot;:&quot;American Journal of Botany&quot;,&quot;DOI&quot;:&quot;10.3732/ajb.1600334&quot;,&quot;ISSN&quot;:&quot;1537-2197&quot;,&quot;issue&quot;:&quot;1&quot;,&quot;language&quot;:&quot;en&quot;,&quot;note&quot;:&quot;_eprint: https://bsapubs.onlinelibrary.wiley.com/doi/pdf/10.3732/ajb.1600334&quot;,&quot;page&quot;:&quot;72-82&quot;,&quot;source&quot;:&quot;Wiley Online Library&quot;,&quot;title&quot;:&quot;Symbiont abundance can affect host plant population dynamics&quot;,&quot;volume&quot;:&quot;104&quot;,&quot;author&quot;:[{&quot;family&quot;:&quot;Rock‐Blake&quot;,&quot;given&quot;:&quot;Rachel&quot;},{&quot;family&quot;:&quot;McCormick&quot;,&quot;given&quot;:&quot;Melissa K.&quot;},{&quot;family&quot;:&quot;Brooks&quot;,&quot;given&quot;:&quot;Hope E. A.&quot;},{&quot;family&quot;:&quot;Jones&quot;,&quot;given&quot;:&quot;Cynthia S.&quot;},{&quot;family&quot;:&quot;Whigham&quot;,&quot;given&quot;:&quot;Dennis F.&quot;}],&quot;issued&quot;:{&quot;date-parts&quot;:[[&quot;2017&quot;]]}}}],&quot;schema&quot;:&quot;https://github.com/citation-style-language/schema/raw/master/csl-citation.json&quot;} RNDJXu2CPtJXM"/><text:span text:style-name="T26">4</text:span><text:reference-mark-end text:name="ZOTERO_ITEM CSL_CITATION {&quot;citationID&quot;:&quot;abDCBVjU&quot;,&quot;properties&quot;:{&quot;formattedCitation&quot;:&quot;\\super 4\\nosupersub{}&quot;,&quot;plainCitation&quot;:&quot;4&quot;,&quot;noteIndex&quot;:0},&quot;citationItems&quot;:[{&quot;id&quot;:2080,&quot;uris&quot;:[&quot;http://zotero.org/users/1142741/items/UZYEI4K7&quot;],&quot;uri&quot;:[&quot;http://zotero.org/users/1142741/items/UZYEI4K7&quot;],&quot;itemData&quot;:{&quot;id&quot;:2080,&quot;type&quot;:&quot;article-journal&quot;,&quot;abstract&quot;:&quot;PREMISE OF THE STUDY: Symbioses are almost universal, but little is known about how symbiont abundance can affect host performance. Many orchids undergo vegetative dormancy and frequent and protracted dormancy have been associated with population declines. If mycorrhizal fungi affect host plant performance, those effects are likely to alter patterns of vegetative dormancy. The goal of this study was to determine whether the abundance of mycorrhizal fungi is related to the likelihood of entering dormancy and whether fungal abundance varied with dormancy duration in the federally listed threatened orchid Isotria medeoloides. METHODS: We studied three populations of the threatened North American terrestrial orchid Isotria medeoloides using long-term emergence data and evaluated the relationship between the abundance of associated mycorrhizal fungi (Russulaceae) and orchid dormancy and emergence. Mycorrhizal fungi in soil adjacent to orchids were quantified in two ways. First, ectomycorrhizal (ECM) fungi on adjacent root tips were identified using DNA sequencing to determine their phylogenetic relationship to fungi that are known to form mycorrhizae with I. medeoloides. Second, we extracted DNA from soil samples and used quantitative real-time PCR to estimate the abundance of Russulaceae hyphae adjacent to each orchid. KEY RESULTS: We found that the abundance of Russulaceae, both in the soil and on nearby ECM root tips, was significantly related to orchid prior emergence. Both abundance and prior emergence history were predictive of future emergence. CONCLUSIONS: These results suggest that the abundance of mycorrhizal fungi can influence orchid population dynamics and is an essential component of orchid conservation.&quot;,&quot;container-title&quot;:&quot;American Journal of Botany&quot;,&quot;DOI&quot;:&quot;10.3732/ajb.1600334&quot;,&quot;ISSN&quot;:&quot;1537-2197&quot;,&quot;issue&quot;:&quot;1&quot;,&quot;language&quot;:&quot;en&quot;,&quot;note&quot;:&quot;_eprint: https://bsapubs.onlinelibrary.wiley.com/doi/pdf/10.3732/ajb.1600334&quot;,&quot;page&quot;:&quot;72-82&quot;,&quot;source&quot;:&quot;Wiley Online Library&quot;,&quot;title&quot;:&quot;Symbiont abundance can affect host plant population dynamics&quot;,&quot;volume&quot;:&quot;104&quot;,&quot;author&quot;:[{&quot;family&quot;:&quot;Rock‐Blake&quot;,&quot;given&quot;:&quot;Rachel&quot;},{&quot;family&quot;:&quot;McCormick&quot;,&quot;given&quot;:&quot;Melissa K.&quot;},{&quot;family&quot;:&quot;Brooks&quot;,&quot;given&quot;:&quot;Hope E. A.&quot;},{&quot;family&quot;:&quot;Jones&quot;,&quot;given&quot;:&quot;Cynthia S.&quot;},{&quot;family&quot;:&quot;Whigham&quot;,&quot;given&quot;:&quot;Dennis F.&quot;}],&quot;issued&quot;:{&quot;date-parts&quot;:[[&quot;2017&quot;]]}}}],&quot;schema&quot;:&quot;https://github.com/citation-style-language/schema/raw/master/csl-citation.json&quot;} RNDJXu2CPtJXM"/><text:span text:style-name="T12"> <text:s/>found hypersensitivity by host plants to availability of symbiotic soil fungal partners on the landscape. <text:s/>This indicates that the availability of mutualistic symbioses may be important to overcoming the inhibitory effects of soil-born enemies and the negative density: both plant and fungal mycorrhizal partners </text:span><text:soft-page-break/><text:span text:style-name="T12">presumably benefit by the presence of the other. This would therefore represent a possible positive-density-dependent feedback that could counter the effects of soil-born fungal pathogens.</text:span></text:p>
      <text:h text:style-name="Heading_20_1" text:outline-level="1">Methods:</text:h>
      <text:p text:style-name="P12"><text:span text:style-name="T51">Here w</text:span><text:span text:style-name="T10">e propose to undertake sampling for the functional microbiome of a host tree species, </text:span><text:span text:style-name="T3">Eugenia nesiotica</text:span><text:span text:style-name="T1">, across the extent of the BCI ForestGEO plot. Endophytes from both leaf and root tissue of </text:span><text:span text:style-name="T4">Eugenia</text:span><text:span text:style-name="T7"> will be surveyed for the presence of biosynthetic gene clusters, </text:span><text:span text:style-name="T8">using two survey methods:</text:span><text:span text:style-name="T7"> </text:span></text:p>
      <text:p text:style-name="P2"><text:span text:style-name="T8"/></text:p>
      <text:h text:style-name="P4" text:outline-level="3"><text:span text:style-name="T8">P</text:span><text:span text:style-name="T6">KS and NRPS metabarcoding</text:span></text:h>
      <text:p text:style-name="P13"><text:span text:style-name="T6"/></text:p>
      <text:p text:style-name="P17"><text:span text:style-name="T5">A metabarcode study will broadly target polyketide synthases (PKS) and non-ribosomal peptide synthases (NRPS) with degenerate primers. These data will using <text:s/>be engaged to to get a general picture of some broad classes of secondary metabolites that tree microbiomes are predicted to be producing differentially in response to environmental challenges. These enzymes encode backbone molecules for two of the broadest families of microbial secondary metabolites (polyketides and non-ribosomal peptides)</text:span><text:reference-mark-start text:name="ZOTERO_ITEM CSL_CITATION {&quot;citationID&quot;:&quot;MN7luxqA&quot;,&quot;properties&quot;:{&quot;formattedCitation&quot;:&quot;\\super 5,6\\nosupersub{}&quot;,&quot;plainCitation&quot;:&quot;5,6&quot;,&quot;noteIndex&quot;:0},&quot;citationItems&quot;:[{&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schema&quot;:&quot;https://github.com/citation-style-language/schema/raw/master/csl-citation.json&quot;} RNDwsdtWC36g7"/><text:span text:style-name="T26">5,6</text:span><text:reference-mark-end text:name="ZOTERO_ITEM CSL_CITATION {&quot;citationID&quot;:&quot;MN7luxqA&quot;,&quot;properties&quot;:{&quot;formattedCitation&quot;:&quot;\\super 5,6\\nosupersub{}&quot;,&quot;plainCitation&quot;:&quot;5,6&quot;,&quot;noteIndex&quot;:0},&quot;citationItems&quot;:[{&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schema&quot;:&quot;https://github.com/citation-style-language/schema/raw/master/csl-citation.json&quot;} RNDwsdtWC36g7"/><text:span text:style-name="T5">, and exist in diverse homologs that can be used to infer medium-to-fine grain portrait of the secondary metabolome of the plant microbiome. </text:span><text:span text:style-name="T35">Amplicon library preparation will follow Thomas </text:span><text:span text:style-name="T36">et al.</text:span><text:reference-mark-start text:name="ZOTERO_ITEM CSL_CITATION {&quot;citationID&quot;:&quot;aS4AYk8x&quot;,&quot;properties&quot;:{&quot;formattedCitation&quot;:&quot;\\super 7\\nosupersub{}&quot;,&quot;plainCitation&quot;:&quot;7&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uppress-author&quot;:true}],&quot;schema&quot;:&quot;https://github.com/citation-style-language/schema/raw/master/csl-citation.json&quot;} RNDdrJQRU4AAs"/><text:span text:style-name="T26">7</text:span><text:reference-mark-end text:name="ZOTERO_ITEM CSL_CITATION {&quot;citationID&quot;:&quot;aS4AYk8x&quot;,&quot;properties&quot;:{&quot;formattedCitation&quot;:&quot;\\super 7\\nosupersub{}&quot;,&quot;plainCitation&quot;:&quot;7&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uppress-author&quot;:true}],&quot;schema&quot;:&quot;https://github.com/citation-style-language/schema/raw/master/csl-citation.json&quot;} RNDdrJQRU4AAs"/>, <text:span text:style-name="T36">for sequencing on Illumina MiSeq platform. <text:s/>Primer pairs for this survey will be based on Charlop-Powers et al.</text:span><text:reference-mark-start text:name="ZOTERO_ITEM CSL_CITATION {&quot;citationID&quot;:&quot;pthsJCwS&quot;,&quot;properties&quot;:{&quot;formattedCitation&quot;:&quot;\\super 8\\nosupersub{}&quot;,&quot;plainCitation&quot;:&quot;8&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schema&quot;:&quot;https://github.com/citation-style-language/schema/raw/master/csl-citation.json&quot;} RNDHfzAOILsNt"/><text:span text:style-name="T26">8</text:span><text:reference-mark-end text:name="ZOTERO_ITEM CSL_CITATION {&quot;citationID&quot;:&quot;pthsJCwS&quot;,&quot;properties&quot;:{&quot;formattedCitation&quot;:&quot;\\super 8\\nosupersub{}&quot;,&quot;plainCitation&quot;:&quot;8&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schema&quot;:&quot;https://github.com/citation-style-language/schema/raw/master/csl-citation.json&quot;} RNDHfzAOILsNt"/>. <text:span text:style-name="T37">Preliminary surveys of these primers on public databases show very few matches to plant sequences </text:span><text:span text:style-name="T38">(see jupyter notebook). </text:span><text:span text:style-name="T39">Though most observations of NRPS and type I PKSes originate from microbial sequences, the possibility exists that that plants are greatly undersampled for type I PKS gene clusters</text:span><text:reference-mark-start text:name="ZOTERO_ITEM CSL_CITATION {&quot;citationID&quot;:&quot;zrR5LEyD&quot;,&quot;properties&quot;:{&quot;formattedCitation&quot;:&quot;\\super 9\\nosupersub{}&quot;,&quot;plainCitation&quot;:&quot;9&quot;,&quot;noteIndex&quot;:0},&quot;citationItems&quot;:[{&quot;id&quot;:2069,&quot;uris&quot;:[&quot;http://zotero.org/users/1142741/items/ERG263GU&quot;],&quot;uri&quot;:[&quot;http://zotero.org/users/1142741/items/ERG263GU&quot;],&quot;itemData&quot;:{&quot;id&quot;:2069,&quot;type&quot;:&quot;article-journal&quot;,&quot;abstract&quot;:&quot;Plant metabolism underpins many traits of ecological and agronomic importance. Plants produce numerous compounds to cope with their environments but the biosynthetic pathways for most of these compounds have not yet been elucidated. To engineer and improve metabolic traits, we need comprehensive and accurate knowledge of the organization and regulation of plant metabolism at the genome scale. Here, we present a computational pipeline to identify metabolic enzymes, pathways, and gene clusters from a sequenced genome. Using this pipeline, we generated metabolic pathway databases for 22 species and identified metabolic gene clusters from 18 species. This unified resource can be used to conduct a wide array of comparative studies of plant metabolism. Using the resource, we discovered a widespread occurrence of metabolic gene clusters in plants: 11,969 clusters from 18 species. The prevalence of metabolic gene clusters offers an intriguing possibility of an untapped source for uncovering new metabolite biosynthesis pathways. For example, more than 1,700 clusters contain enzymes that could generate a specialized metabolite scaffold (signature enzymes) and enzymes that modify the scaffold (tailoring enzymes). In four species with sufficient gene expression data, we identified 43 highly coexpressed clusters that contain signature and tailoring enzymes, of which eight were characterized previously to be functional pathways. Finally, we identified patterns of genome organization that implicate local gene duplication and, to a lesser extent, single gene transposition as having played roles in the evolution of plant metabolic gene clusters.&quot;,&quot;container-title&quot;:&quot;Plant Physiology&quot;,&quot;DOI&quot;:&quot;10.1104/pp.16.01942&quot;,&quot;ISSN&quot;:&quot;0032-0889, 1532-2548&quot;,&quot;issue&quot;:&quot;4&quot;,&quot;language&quot;:&quot;en&quot;,&quot;note&quot;:&quot;publisher: American Society of Plant Biologists\nsection: Articles\nPMID: 28228535&quot;,&quot;page&quot;:&quot;2041-2059&quot;,&quot;source&quot;:&quot;www.plantphysiol.org&quot;,&quot;title&quot;:&quot;Genome-Wide Prediction of Metabolic Enzymes, Pathways, and Gene Clusters in Plants&quot;,&quot;volume&quot;:&quot;173&quot;,&quot;author&quot;:[{&quot;family&quot;:&quot;Schläpfer&quot;,&quot;given&quot;:&quot;Pascal&quot;},{&quot;family&quot;:&quot;Zhang&quot;,&quot;given&quot;:&quot;Peifen&quot;},{&quot;family&quot;:&quot;Wang&quot;,&quot;given&quot;:&quot;Chuan&quot;},{&quot;family&quot;:&quot;Kim&quot;,&quot;given&quot;:&quot;Taehyong&quot;},{&quot;family&quot;:&quot;Banf&quot;,&quot;given&quot;:&quot;Michael&quot;},{&quot;family&quot;:&quot;Chae&quot;,&quot;given&quot;:&quot;Lee&quot;},{&quot;family&quot;:&quot;Dreher&quot;,&quot;given&quot;:&quot;Kate&quot;},{&quot;family&quot;:&quot;Chavali&quot;,&quot;given&quot;:&quot;Arvind K.&quot;},{&quot;family&quot;:&quot;Nilo-Poyanco&quot;,&quot;given&quot;:&quot;Ricardo&quot;},{&quot;family&quot;:&quot;Bernard&quot;,&quot;given&quot;:&quot;Thomas&quot;},{&quot;family&quot;:&quot;Kahn&quot;,&quot;given&quot;:&quot;Daniel&quot;},{&quot;family&quot;:&quot;Rhee&quot;,&quot;given&quot;:&quot;Seung Y.&quot;}],&quot;issued&quot;:{&quot;date-parts&quot;:[[&quot;2017&quot;,4,1]]}}}],&quot;schema&quot;:&quot;https://github.com/citation-style-language/schema/raw/master/csl-citation.json&quot;} RNDbyKSzmZYE6"/><text:span text:style-name="T26">9</text:span><text:reference-mark-end text:name="ZOTERO_ITEM CSL_CITATION {&quot;citationID&quot;:&quot;zrR5LEyD&quot;,&quot;properties&quot;:{&quot;formattedCitation&quot;:&quot;\\super 9\\nosupersub{}&quot;,&quot;plainCitation&quot;:&quot;9&quot;,&quot;noteIndex&quot;:0},&quot;citationItems&quot;:[{&quot;id&quot;:2069,&quot;uris&quot;:[&quot;http://zotero.org/users/1142741/items/ERG263GU&quot;],&quot;uri&quot;:[&quot;http://zotero.org/users/1142741/items/ERG263GU&quot;],&quot;itemData&quot;:{&quot;id&quot;:2069,&quot;type&quot;:&quot;article-journal&quot;,&quot;abstract&quot;:&quot;Plant metabolism underpins many traits of ecological and agronomic importance. Plants produce numerous compounds to cope with their environments but the biosynthetic pathways for most of these compounds have not yet been elucidated. To engineer and improve metabolic traits, we need comprehensive and accurate knowledge of the organization and regulation of plant metabolism at the genome scale. Here, we present a computational pipeline to identify metabolic enzymes, pathways, and gene clusters from a sequenced genome. Using this pipeline, we generated metabolic pathway databases for 22 species and identified metabolic gene clusters from 18 species. This unified resource can be used to conduct a wide array of comparative studies of plant metabolism. Using the resource, we discovered a widespread occurrence of metabolic gene clusters in plants: 11,969 clusters from 18 species. The prevalence of metabolic gene clusters offers an intriguing possibility of an untapped source for uncovering new metabolite biosynthesis pathways. For example, more than 1,700 clusters contain enzymes that could generate a specialized metabolite scaffold (signature enzymes) and enzymes that modify the scaffold (tailoring enzymes). In four species with sufficient gene expression data, we identified 43 highly coexpressed clusters that contain signature and tailoring enzymes, of which eight were characterized previously to be functional pathways. Finally, we identified patterns of genome organization that implicate local gene duplication and, to a lesser extent, single gene transposition as having played roles in the evolution of plant metabolic gene clusters.&quot;,&quot;container-title&quot;:&quot;Plant Physiology&quot;,&quot;DOI&quot;:&quot;10.1104/pp.16.01942&quot;,&quot;ISSN&quot;:&quot;0032-0889, 1532-2548&quot;,&quot;issue&quot;:&quot;4&quot;,&quot;language&quot;:&quot;en&quot;,&quot;note&quot;:&quot;publisher: American Society of Plant Biologists\nsection: Articles\nPMID: 28228535&quot;,&quot;page&quot;:&quot;2041-2059&quot;,&quot;source&quot;:&quot;www.plantphysiol.org&quot;,&quot;title&quot;:&quot;Genome-Wide Prediction of Metabolic Enzymes, Pathways, and Gene Clusters in Plants&quot;,&quot;volume&quot;:&quot;173&quot;,&quot;author&quot;:[{&quot;family&quot;:&quot;Schläpfer&quot;,&quot;given&quot;:&quot;Pascal&quot;},{&quot;family&quot;:&quot;Zhang&quot;,&quot;given&quot;:&quot;Peifen&quot;},{&quot;family&quot;:&quot;Wang&quot;,&quot;given&quot;:&quot;Chuan&quot;},{&quot;family&quot;:&quot;Kim&quot;,&quot;given&quot;:&quot;Taehyong&quot;},{&quot;family&quot;:&quot;Banf&quot;,&quot;given&quot;:&quot;Michael&quot;},{&quot;family&quot;:&quot;Chae&quot;,&quot;given&quot;:&quot;Lee&quot;},{&quot;family&quot;:&quot;Dreher&quot;,&quot;given&quot;:&quot;Kate&quot;},{&quot;family&quot;:&quot;Chavali&quot;,&quot;given&quot;:&quot;Arvind K.&quot;},{&quot;family&quot;:&quot;Nilo-Poyanco&quot;,&quot;given&quot;:&quot;Ricardo&quot;},{&quot;family&quot;:&quot;Bernard&quot;,&quot;given&quot;:&quot;Thomas&quot;},{&quot;family&quot;:&quot;Kahn&quot;,&quot;given&quot;:&quot;Daniel&quot;},{&quot;family&quot;:&quot;Rhee&quot;,&quot;given&quot;:&quot;Seung Y.&quot;}],&quot;issued&quot;:{&quot;date-parts&quot;:[[&quot;2017&quot;,4,1]]}}}],&quot;schema&quot;:&quot;https://github.com/citation-style-language/schema/raw/master/csl-citation.json&quot;} RNDbyKSzmZYE6"/><text:span text:style-name="T39">. </text:span><text:span text:style-name="T45">Since our hypothesis focuses on the complementary role of the microbiome</text:span><text:span text:style-name="T40">, we </text:span><text:span text:style-name="T45">will attempt</text:span><text:span text:style-name="T39"> </text:span><text:span text:style-name="T45">enhance the PKS- and NRPS-targeting primers with</text:span><text:span text:style-name="T39"> plant-blocking oligonucleotides</text:span><text:reference-mark-start text:name="ZOTERO_ITEM CSL_CITATION {&quot;citationID&quot;:&quot;FUIPKNLl&quot;,&quot;properties&quot;:{&quot;formattedCitation&quot;:&quot;\\super 10\\nosupersub{}&quot;,&quot;plainCitation&quot;:&quot;10&quot;,&quot;noteIndex&quot;:0},&quot;citationItems&quot;:[{&quot;id&quot;:2065,&quot;uris&quot;:[&quot;http://zotero.org/users/1142741/items/2CPPDVB9&quot;],&quot;uri&quot;:[&quot;http://zotero.org/users/1142741/items/2CPPDVB9&quot;],&quot;itemData&quot;:{&quot;id&quot;:2065,&quot;type&quot;:&quot;chapter&quot;,&quot;abstract&quot;:&quot;“Universal” or group-specific PCR primers have a tendency to predominately hybridise with the common sequences in samples with mixed templates. The result is that the rarer sequences are seldom retrieved by cloning or sequencing. The use of a blocking oligonucleotide (oligo) designed to specifically prevent amplification of dominant or unwanted DNA templates is an easy way to improve the amplification of rarer sequences. Here, we describe the different types of blocking principles and the different types of blocking oligos and give guidelines and examples of their application.&quot;,&quot;collection-title&quot;:&quot;Methods in Molecular Biology&quot;,&quot;container-title&quot;:&quot;PCR Protocols&quot;,&quot;event-place&quot;:&quot;Totowa, NJ&quot;,&quot;ISBN&quot;:&quot;978-1-60761-944-4&quot;,&quot;language&quot;:&quot;en&quot;,&quot;note&quot;:&quot;DOI: 10.1007/978-1-60761-944-4_19&quot;,&quot;page&quot;:&quot;265-274&quot;,&quot;publisher&quot;:&quot;Humana Press&quot;,&quot;publisher-place&quot;:&quot;Totowa, NJ&quot;,&quot;source&quot;:&quot;Springer Link&quot;,&quot;title&quot;:&quot;Application of Blocking Oligonucleotides to Improve Signal-to-Noise Ratio in a PCR&quot;,&quot;URL&quot;:&quot;https://doi.org/10.1007/978-1-60761-944-4_19&quot;,&quot;author&quot;:[{&quot;family&quot;:&quot;Vestheim&quot;,&quot;given&quot;:&quot;Hege&quot;},{&quot;family&quot;:&quot;Deagle&quot;,&quot;given&quot;:&quot;Bruce E.&quot;},{&quot;family&quot;:&quot;Jarman&quot;,&quot;given&quot;:&quot;Simon N.&quot;}],&quot;editor&quot;:[{&quot;family&quot;:&quot;Park&quot;,&quot;given&quot;:&quot;Daniel J.&quot;}],&quot;accessed&quot;:{&quot;date-parts&quot;:[[&quot;2020&quot;,10,29]]},&quot;issued&quot;:{&quot;date-parts&quot;:[[&quot;2011&quot;]]}}}],&quot;schema&quot;:&quot;https://github.com/citation-style-language/schema/raw/master/csl-citation.json&quot;} RNDEFcP0ut8rh"/><text:span text:style-name="T26">10</text:span><text:reference-mark-end text:name="ZOTERO_ITEM CSL_CITATION {&quot;citationID&quot;:&quot;FUIPKNLl&quot;,&quot;properties&quot;:{&quot;formattedCitation&quot;:&quot;\\super 10\\nosupersub{}&quot;,&quot;plainCitation&quot;:&quot;10&quot;,&quot;noteIndex&quot;:0},&quot;citationItems&quot;:[{&quot;id&quot;:2065,&quot;uris&quot;:[&quot;http://zotero.org/users/1142741/items/2CPPDVB9&quot;],&quot;uri&quot;:[&quot;http://zotero.org/users/1142741/items/2CPPDVB9&quot;],&quot;itemData&quot;:{&quot;id&quot;:2065,&quot;type&quot;:&quot;chapter&quot;,&quot;abstract&quot;:&quot;“Universal” or group-specific PCR primers have a tendency to predominately hybridise with the common sequences in samples with mixed templates. The result is that the rarer sequences are seldom retrieved by cloning or sequencing. The use of a blocking oligonucleotide (oligo) designed to specifically prevent amplification of dominant or unwanted DNA templates is an easy way to improve the amplification of rarer sequences. Here, we describe the different types of blocking principles and the different types of blocking oligos and give guidelines and examples of their application.&quot;,&quot;collection-title&quot;:&quot;Methods in Molecular Biology&quot;,&quot;container-title&quot;:&quot;PCR Protocols&quot;,&quot;event-place&quot;:&quot;Totowa, NJ&quot;,&quot;ISBN&quot;:&quot;978-1-60761-944-4&quot;,&quot;language&quot;:&quot;en&quot;,&quot;note&quot;:&quot;DOI: 10.1007/978-1-60761-944-4_19&quot;,&quot;page&quot;:&quot;265-274&quot;,&quot;publisher&quot;:&quot;Humana Press&quot;,&quot;publisher-place&quot;:&quot;Totowa, NJ&quot;,&quot;source&quot;:&quot;Springer Link&quot;,&quot;title&quot;:&quot;Application of Blocking Oligonucleotides to Improve Signal-to-Noise Ratio in a PCR&quot;,&quot;URL&quot;:&quot;https://doi.org/10.1007/978-1-60761-944-4_19&quot;,&quot;author&quot;:[{&quot;family&quot;:&quot;Vestheim&quot;,&quot;given&quot;:&quot;Hege&quot;},{&quot;family&quot;:&quot;Deagle&quot;,&quot;given&quot;:&quot;Bruce E.&quot;},{&quot;family&quot;:&quot;Jarman&quot;,&quot;given&quot;:&quot;Simon N.&quot;}],&quot;editor&quot;:[{&quot;family&quot;:&quot;Park&quot;,&quot;given&quot;:&quot;Daniel J.&quot;}],&quot;accessed&quot;:{&quot;date-parts&quot;:[[&quot;2020&quot;,10,29]]},&quot;issued&quot;:{&quot;date-parts&quot;:[[&quot;2011&quot;]]}}}],&quot;schema&quot;:&quot;https://github.com/citation-style-language/schema/raw/master/csl-citation.json&quot;} RNDEFcP0ut8rh"/><text:span text:style-name="T39">. </text:span></text:p>
      <text:p text:style-name="P14"/>
      <text:h text:style-name="Heading_20_3" text:outline-level="3"><text:span text:style-name="T45">Direct metabolite PCR tests</text:span> </text:h>
      <text:p text:style-name="P9"/>
      <text:p text:style-name="P11"><text:span text:style-name="T47">Some key metabolites may not be detected in our metaboarcode survey, either because they are synthesized using a peptide or polyketide backbone, or because of sampling error. </text:span><text:span text:style-name="T45">Our m</text:span>etabarcode <text:span text:style-name="T45">survey </text:span>will be augmented with more targeted PCR surveys for the presence of biosynthetic pathways of select microbial products. <text:span text:style-name="T45">Since we hypothesize that host plants may selectively recruit microbial symbionts that produce secondary metabolites that enhance tolerance or resistance to environmental stressors and disease, </text:span><text:span text:style-name="T47">we </text:span><text:span text:style-name="T48">will</text:span><text:span text:style-name="T47"> develop primer sets for detection of key metabolic steps in the synthesis of:</text:span></text:p>
      <text:p text:style-name="P11"/>
      <text:p text:style-name="P11"><text:span text:style-name="T47">1. </text:span><text:span text:style-name="T46">Ergot </text:span><text:span text:style-name="T11">alkaloids </text:span><text:span text:style-name="T47">and rugulosins (anti-herbivory response)</text:span></text:p>
      <text:p text:style-name="P11"><text:span text:style-name="T47">2. Microbial </text:span><text:span text:style-name="T11">antioxidants </text:span><text:span text:style-name="T47">superoxide disminutase and catalase (drought stress response)</text:span></text:p>
      <text:p text:style-name="P16">3. Fungal anti-mycotic compounds <text:span text:style-name="T11">chinocandins, polyenols, </text:span><text:span text:style-name="T48">and </text:span>strobilurins (pathogen response)</text:p>
      <text:p text:style-name="P16"/>
      <text:p text:style-name="P11">Existing literature and public databases will be use to develop pathway-specific primers each of these enzyme synthesis pathways. </text:p>
      <text:p text:style-name="P9"/>
      <text:h text:style-name="Heading_20_3" text:outline-level="3">Sampling scheme:</text:h>
      <text:p text:style-name="P10">In both survey methods, spatial analysis of the presence of “useful” metabolites produced by plant-associated microbes will be coupled with microsite data, estimates of disease and herbivory load, and <text:soft-page-break/>the proximity of conspecific trees. Leaf and root tissue will be collected <text:span text:style-name="T17">at </text:span><text:span text:style-name="T41">36</text:span><text:span text:style-name="T17"> locations within the plot </text:span>according to a spatial grid with a grain of 10<text:span text:style-name="T41">0</text:span>m. <text:span text:style-name="T41">Epiphyte and endophyte microbial populations will be sampled.</text:span> <text:span text:style-name="T41">A</text:span>erial plant tissues will be sampled at upper and lower <text:span text:style-name="T41">canopy</text:span> <text:span text:style-name="T12">sites, to test microsite variability in microbiome expression </text:span><text:span text:style-name="T41">due to position in the canopy</text:span><text:span text:style-name="T12">. </text:span></text:p>
      <text:p text:style-name="P10"/>
      <text:h text:style-name="Heading_20_3" text:outline-level="3">Sample preparation:</text:h>
      <text:p text:style-name="P17"><text:span text:style-name="T41">Roots will be gently brushed clean of soil using a brush. </text:span><text:span text:style-name="T42">To sample epiphytes of leaves </text:span><text:span text:style-name="T44">and roots</text:span><text:span text:style-name="T42">, leaves </text:span><text:span text:style-name="T44">and root sections </text:span><text:span text:style-name="T42">will</text:span><text:span text:style-name="T41"> submerged in </text:span><text:span text:style-name="T42">20 mL of 0.1% tween / sterile water mixture, and vortexed for 5 minutes. This wash fluid will be pelletized and frozen </text:span><text:span text:style-name="T44">for later DNA extraction. Root and l</text:span><text:span text:style-name="T42">ea</text:span><text:span text:style-name="T44">f</text:span><text:span text:style-name="T42"> endophytes sampling will follow Thomas </text:span><text:span text:style-name="T43">et al.</text:span><text:reference-mark-start text:name="ZOTERO_ITEM CSL_CITATION {&quot;citationID&quot;:&quot;Ei7HCJfp&quot;,&quot;properties&quot;:{&quot;formattedCitation&quot;:&quot;\\super 7\\nosupersub{}&quot;,&quot;plainCitation&quot;:&quot;7&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wePcTa0TdT"/><text:span text:style-name="T26">7</text:span><text:reference-mark-end text:name="ZOTERO_ITEM CSL_CITATION {&quot;citationID&quot;:&quot;Ei7HCJfp&quot;,&quot;properties&quot;:{&quot;formattedCitation&quot;:&quot;\\super 7\\nosupersub{}&quot;,&quot;plainCitation&quot;:&quot;7&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wePcTa0TdT"/><text:span text:style-name="T41">, </text:span><text:span text:style-name="T45">using </text:span><text:span text:style-name="T44">a bleach-based surface sterilization method, followed by tissue homogenization and DNA extraction. </text:span><text:span text:style-name="T41">B</text:span><text:span text:style-name="T12">ulk DNA will be purified fron host plant tissue </text:span><text:span text:style-name="T43">and epiphyte wash-pellets using column kits, </text:span><text:span text:style-name="T12">and selectively </text:span><text:span text:style-name="T43">PCR </text:span><text:span text:style-name="T12">amplified with above primers. </text:span></text:p>
      <text:p text:style-name="P15"/>
      <text:p text:style-name="P17"><text:span text:style-name="T12">Plant pathogen loads and damage from herbivory will be </text:span><text:span text:style-name="T43">phenotyped</text:span><text:span text:style-name="T12"> </text:span><text:span text:style-name="T43">from photos</text:span><text:reference-mark-start text:name="ZOTERO_ITEM CSL_CITATION {&quot;citationID&quot;:&quot;DIDv8x4p&quot;,&quot;properties&quot;:{&quot;formattedCitation&quot;:&quot;\\super 11\\nosupersub{}&quot;,&quot;plainCitation&quot;:&quot;11&quot;,&quot;noteIndex&quot;:0},&quot;citationItems&quot;:[{&quot;id&quot;:2075,&quot;uris&quot;:[&quot;http://zotero.org/users/1142741/items/6K4LNBBL&quot;],&quot;uri&quot;:[&quot;http://zotero.org/users/1142741/items/6K4LNBBL&quot;],&quot;itemData&quot;:{&quot;id&quot;:2075,&quot;type&quot;:&quot;article-journal&quot;,&quot;abstract&quot;:&quot;Plant phenomics has received increasing interest in recent years in an attempt to bridge the genotype-to-phenotype knowledge gap. There is a need for expanded high-throughput phenotyping capabilities to keep up with an increasing amount of data from high-dimensional imaging sensors and the desire to measure more complex phenotypic traits (Knecht et al., 2016). In this paper, we introduce an open-source deep learning tool called Deep Plant Phenomics. This tool provides pre-trained neural networks for several common plant phenotyping tasks, as well as an easy platform that can be used by plant scientists to train models for their own phenotyping applications. We report performance results on three plant phenotyping benchmarks from the literature, including state of the art performance on leaf counting, as well as the first published results for the mutant classification and age regression tasks for Arabidopsis thaliana.&quot;,&quot;container-title&quot;:&quot;Frontiers in Plant Science&quot;,&quot;DOI&quot;:&quot;10.3389/fpls.2017.01190&quot;,&quot;ISSN&quot;:&quot;1664-462X&quot;,&quot;journalAbbreviation&quot;:&quot;Front. Plant Sci.&quot;,&quot;language&quot;:&quot;English&quot;,&quot;note&quot;:&quot;publisher: Frontiers&quot;,&quot;source&quot;:&quot;Frontiers&quot;,&quot;title&quot;:&quot;Deep Plant Phenomics: A Deep Learning Platform for Complex Plant Phenotyping Tasks&quot;,&quot;title-short&quot;:&quot;Deep Plant Phenomics&quot;,&quot;URL&quot;:&quot;https://www.frontiersin.org/articles/10.3389/fpls.2017.01190/full&quot;,&quot;volume&quot;:&quot;8&quot;,&quot;author&quot;:[{&quot;family&quot;:&quot;Ubbens&quot;,&quot;given&quot;:&quot;Jordan R.&quot;},{&quot;family&quot;:&quot;Stavness&quot;,&quot;given&quot;:&quot;Ian&quot;}],&quot;accessed&quot;:{&quot;date-parts&quot;:[[&quot;2020&quot;,10,29]]},&quot;issued&quot;:{&quot;date-parts&quot;:[[&quot;2017&quot;]]}}}],&quot;schema&quot;:&quot;https://github.com/citation-style-language/schema/raw/master/csl-citation.json&quot;} RNDtX6e9T6AW2"/><text:span text:style-name="T26">11</text:span><text:reference-mark-end text:name="ZOTERO_ITEM CSL_CITATION {&quot;citationID&quot;:&quot;DIDv8x4p&quot;,&quot;properties&quot;:{&quot;formattedCitation&quot;:&quot;\\super 11\\nosupersub{}&quot;,&quot;plainCitation&quot;:&quot;11&quot;,&quot;noteIndex&quot;:0},&quot;citationItems&quot;:[{&quot;id&quot;:2075,&quot;uris&quot;:[&quot;http://zotero.org/users/1142741/items/6K4LNBBL&quot;],&quot;uri&quot;:[&quot;http://zotero.org/users/1142741/items/6K4LNBBL&quot;],&quot;itemData&quot;:{&quot;id&quot;:2075,&quot;type&quot;:&quot;article-journal&quot;,&quot;abstract&quot;:&quot;Plant phenomics has received increasing interest in recent years in an attempt to bridge the genotype-to-phenotype knowledge gap. There is a need for expanded high-throughput phenotyping capabilities to keep up with an increasing amount of data from high-dimensional imaging sensors and the desire to measure more complex phenotypic traits (Knecht et al., 2016). In this paper, we introduce an open-source deep learning tool called Deep Plant Phenomics. This tool provides pre-trained neural networks for several common plant phenotyping tasks, as well as an easy platform that can be used by plant scientists to train models for their own phenotyping applications. We report performance results on three plant phenotyping benchmarks from the literature, including state of the art performance on leaf counting, as well as the first published results for the mutant classification and age regression tasks for Arabidopsis thaliana.&quot;,&quot;container-title&quot;:&quot;Frontiers in Plant Science&quot;,&quot;DOI&quot;:&quot;10.3389/fpls.2017.01190&quot;,&quot;ISSN&quot;:&quot;1664-462X&quot;,&quot;journalAbbreviation&quot;:&quot;Front. Plant Sci.&quot;,&quot;language&quot;:&quot;English&quot;,&quot;note&quot;:&quot;publisher: Frontiers&quot;,&quot;source&quot;:&quot;Frontiers&quot;,&quot;title&quot;:&quot;Deep Plant Phenomics: A Deep Learning Platform for Complex Plant Phenotyping Tasks&quot;,&quot;title-short&quot;:&quot;Deep Plant Phenomics&quot;,&quot;URL&quot;:&quot;https://www.frontiersin.org/articles/10.3389/fpls.2017.01190/full&quot;,&quot;volume&quot;:&quot;8&quot;,&quot;author&quot;:[{&quot;family&quot;:&quot;Ubbens&quot;,&quot;given&quot;:&quot;Jordan R.&quot;},{&quot;family&quot;:&quot;Stavness&quot;,&quot;given&quot;:&quot;Ian&quot;}],&quot;accessed&quot;:{&quot;date-parts&quot;:[[&quot;2020&quot;,10,29]]},&quot;issued&quot;:{&quot;date-parts&quot;:[[&quot;2017&quot;]]}}}],&quot;schema&quot;:&quot;https://github.com/citation-style-language/schema/raw/master/csl-citation.json&quot;} RNDtX6e9T6AW2"/><text:span text:style-name="T43"> of 10 randomly selected from leaves from upper and lower zones of the tree, in addition to photos of leaves harvested for endophyte and epiphyte sampling. </text:span><text:span text:style-name="T44">50 grams of soil from each tree will also be harvested for soil moisture estimates. </text:span></text:p>
      <text:p text:style-name="P2"/>
      <text:h text:style-name="Heading_20_3" text:outline-level="3"><text:span text:style-name="T46">Bioinformatic and </text:span>Statistical Analyses:</text:h>
      <text:p text:style-name="P17"><text:span text:style-name="T17">Metabarcoding results will be subject to standard bioinformatic pipelines to re</text:span><text:span text:style-name="T49">duce</text:span><text:span text:style-name="T17"> sequencing artefact</text:span><text:span text:style-name="T49">s and group highly similar reads</text:span><text:reference-mark-start text:name="ZOTERO_ITEM CSL_CITATION {&quot;citationID&quot;:&quot;8fUxukkd&quot;,&quot;properties&quot;:{&quot;formattedCitation&quot;:&quot;\\super 12\\nosupersub{}&quot;,&quot;plainCitation&quot;:&quot;12&quot;,&quot;noteIndex&quot;:0},&quot;citationItems&quot;:[{&quot;id&quot;:165,&quot;uris&quot;:[&quot;http://zotero.org/users/1142741/items/8YUG67UY&quot;],&quot;uri&quot;:[&quot;http://zotero.org/users/1142741/items/8YUG67UY&quot;],&quot;itemData&quot;:{&quot;id&quot;:165,&quot;type&quot;:&quot;article-journal&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container-title&quot;:&quot;Nature Methods&quot;,&quot;DOI&quot;:&quot;10.1038/nmeth.2604&quot;,&quot;ISSN&quot;:&quot;1548-7105&quot;,&quot;issue&quot;:&quot;10&quot;,&quot;language&quot;:&quot;en&quot;,&quot;page&quot;:&quot;996-998&quot;,&quot;source&quot;:&quot;www.nature.com&quot;,&quot;title&quot;:&quot;UPARSE: highly accurate OTU sequences from microbial amplicon reads&quot;,&quot;title-short&quot;:&quot;UPARSE&quot;,&quot;volume&quot;:&quot;10&quot;,&quot;author&quot;:[{&quot;family&quot;:&quot;Edgar&quot;,&quot;given&quot;:&quot;Robert C.&quot;}],&quot;issued&quot;:{&quot;date-parts&quot;:[[&quot;2013&quot;,10]]}}}],&quot;schema&quot;:&quot;https://github.com/citation-style-language/schema/raw/master/csl-citation.json&quot;} RND8z5YOTHVlw"/><text:span text:style-name="T26">12</text:span><text:reference-mark-end text:name="ZOTERO_ITEM CSL_CITATION {&quot;citationID&quot;:&quot;8fUxukkd&quot;,&quot;properties&quot;:{&quot;formattedCitation&quot;:&quot;\\super 12\\nosupersub{}&quot;,&quot;plainCitation&quot;:&quot;12&quot;,&quot;noteIndex&quot;:0},&quot;citationItems&quot;:[{&quot;id&quot;:165,&quot;uris&quot;:[&quot;http://zotero.org/users/1142741/items/8YUG67UY&quot;],&quot;uri&quot;:[&quot;http://zotero.org/users/1142741/items/8YUG67UY&quot;],&quot;itemData&quot;:{&quot;id&quot;:165,&quot;type&quot;:&quot;article-journal&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container-title&quot;:&quot;Nature Methods&quot;,&quot;DOI&quot;:&quot;10.1038/nmeth.2604&quot;,&quot;ISSN&quot;:&quot;1548-7105&quot;,&quot;issue&quot;:&quot;10&quot;,&quot;language&quot;:&quot;en&quot;,&quot;page&quot;:&quot;996-998&quot;,&quot;source&quot;:&quot;www.nature.com&quot;,&quot;title&quot;:&quot;UPARSE: highly accurate OTU sequences from microbial amplicon reads&quot;,&quot;title-short&quot;:&quot;UPARSE&quot;,&quot;volume&quot;:&quot;10&quot;,&quot;author&quot;:[{&quot;family&quot;:&quot;Edgar&quot;,&quot;given&quot;:&quot;Robert C.&quot;}],&quot;issued&quot;:{&quot;date-parts&quot;:[[&quot;2013&quot;,10]]}}}],&quot;schema&quot;:&quot;https://github.com/citation-style-language/schema/raw/master/csl-citation.json&quot;} RND8z5YOTHVlw"/><text:span text:style-name="T17">. </text:span><text:span text:style-name="T49">Following this,</text:span><text:span text:style-name="T46"> amplicon reads were assigned to known biosynthetic gene clusters using </text:span><text:span text:style-name="T49">the software package </text:span><text:span text:style-name="T46">eSNaPD</text:span><text:reference-mark-start text:name="ZOTERO_ITEM CSL_CITATION {&quot;citationID&quot;:&quot;UtKe8CDW&quot;,&quot;properties&quot;:{&quot;formattedCitation&quot;:&quot;\\super 8,13\\nosupersub{}&quot;,&quot;plainCitation&quot;:&quot;8,13&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999,&quot;uris&quot;:[&quot;http://zotero.org/users/1142741/items/KTI2QJ7Z&quot;],&quot;uri&quot;:[&quot;http://zotero.org/users/1142741/items/KTI2QJ7Z&quot;],&quot;itemData&quot;:{&quot;id&quot;:1999,&quot;type&quot;:&quot;article-journal&quot;,&quot;abstract&quot;:&quot;Environmental Surveyor of Natural Product Diversity (eSNaPD) is a web-based bioinformatics and data aggregation platform that aids in the discovery of gene clusters encoding both novel natural products and new congeners of medicinally relevant natural products using (meta)genomic sequence data. Using PCR-generated sequence tags, the eSNaPD data-analysis pipeline profiles biosynthetic diversity hidden within (meta)genomes by comparing sequence tags to a reference data set of characterized gene clusters. Sample mapping, molecule discovery, library mapping, and new clade visualization modules facilitate the interrogation of large (meta)genomic sequence data sets for diverse downstream analyses, including, but not limited to, the identification of environments rich in untapped biosynthetic diversity, targeted molecule discovery efforts, and chemical ecology studies. eSNaPD is designed to generate a global atlas of biosynthetic diversity that can facilitate a systematic, sequence-based interrogation of nature’s biosynthetic potential.&quot;,&quot;container-title&quot;:&quot;Chemistry &amp; Biology&quot;,&quot;DOI&quot;:&quot;10.1016/j.chembiol.2014.06.007&quot;,&quot;ISSN&quot;:&quot;1074-5521&quot;,&quot;issue&quot;:&quot;8&quot;,&quot;journalAbbreviation&quot;:&quot;Chemistry &amp; Biology&quot;,&quot;language&quot;:&quot;en&quot;,&quot;page&quot;:&quot;1023-1033&quot;,&quot;source&quot;:&quot;ScienceDirect&quot;,&quot;title&quot;:&quot;eSNaPD: A Versatile, Web-Based Bioinformatics Platform for Surveying and Mining Natural Product Biosynthetic Diversity from Metagenomes&quot;,&quot;title-short&quot;:&quot;eSNaPD&quot;,&quot;volume&quot;:&quot;21&quot;,&quot;author&quot;:[{&quot;family&quot;:&quot;Reddy&quot;,&quot;given&quot;:&quot;Boojala Vijay B.&quot;},{&quot;family&quot;:&quot;Milshteyn&quot;,&quot;given&quot;:&quot;Aleksandr&quot;},{&quot;family&quot;:&quot;Charlop-Powers&quot;,&quot;given&quot;:&quot;Zachary&quot;},{&quot;family&quot;:&quot;Brady&quot;,&quot;given&quot;:&quot;Sean F.&quot;}],&quot;issued&quot;:{&quot;date-parts&quot;:[[&quot;2014&quot;,8,14]]}}}],&quot;schema&quot;:&quot;https://github.com/citation-style-language/schema/raw/master/csl-citation.json&quot;} RNDKXMBsjI6Et"/><text:span text:style-name="T26">8,13</text:span><text:reference-mark-end text:name="ZOTERO_ITEM CSL_CITATION {&quot;citationID&quot;:&quot;UtKe8CDW&quot;,&quot;properties&quot;:{&quot;formattedCitation&quot;:&quot;\\super 8,13\\nosupersub{}&quot;,&quot;plainCitation&quot;:&quot;8,13&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999,&quot;uris&quot;:[&quot;http://zotero.org/users/1142741/items/KTI2QJ7Z&quot;],&quot;uri&quot;:[&quot;http://zotero.org/users/1142741/items/KTI2QJ7Z&quot;],&quot;itemData&quot;:{&quot;id&quot;:1999,&quot;type&quot;:&quot;article-journal&quot;,&quot;abstract&quot;:&quot;Environmental Surveyor of Natural Product Diversity (eSNaPD) is a web-based bioinformatics and data aggregation platform that aids in the discovery of gene clusters encoding both novel natural products and new congeners of medicinally relevant natural products using (meta)genomic sequence data. Using PCR-generated sequence tags, the eSNaPD data-analysis pipeline profiles biosynthetic diversity hidden within (meta)genomes by comparing sequence tags to a reference data set of characterized gene clusters. Sample mapping, molecule discovery, library mapping, and new clade visualization modules facilitate the interrogation of large (meta)genomic sequence data sets for diverse downstream analyses, including, but not limited to, the identification of environments rich in untapped biosynthetic diversity, targeted molecule discovery efforts, and chemical ecology studies. eSNaPD is designed to generate a global atlas of biosynthetic diversity that can facilitate a systematic, sequence-based interrogation of nature’s biosynthetic potential.&quot;,&quot;container-title&quot;:&quot;Chemistry &amp; Biology&quot;,&quot;DOI&quot;:&quot;10.1016/j.chembiol.2014.06.007&quot;,&quot;ISSN&quot;:&quot;1074-5521&quot;,&quot;issue&quot;:&quot;8&quot;,&quot;journalAbbreviation&quot;:&quot;Chemistry &amp; Biology&quot;,&quot;language&quot;:&quot;en&quot;,&quot;page&quot;:&quot;1023-1033&quot;,&quot;source&quot;:&quot;ScienceDirect&quot;,&quot;title&quot;:&quot;eSNaPD: A Versatile, Web-Based Bioinformatics Platform for Surveying and Mining Natural Product Biosynthetic Diversity from Metagenomes&quot;,&quot;title-short&quot;:&quot;eSNaPD&quot;,&quot;volume&quot;:&quot;21&quot;,&quot;author&quot;:[{&quot;family&quot;:&quot;Reddy&quot;,&quot;given&quot;:&quot;Boojala Vijay B.&quot;},{&quot;family&quot;:&quot;Milshteyn&quot;,&quot;given&quot;:&quot;Aleksandr&quot;},{&quot;family&quot;:&quot;Charlop-Powers&quot;,&quot;given&quot;:&quot;Zachary&quot;},{&quot;family&quot;:&quot;Brady&quot;,&quot;given&quot;:&quot;Sean F.&quot;}],&quot;issued&quot;:{&quot;date-parts&quot;:[[&quot;2014&quot;,8,14]]}}}],&quot;schema&quot;:&quot;https://github.com/citation-style-language/schema/raw/master/csl-citation.json&quot;} RNDKXMBsjI6Et"/><text:span text:style-name="T46"> </text:span><text:span text:style-name="T49">and public databases. The r</text:span><text:span text:style-name="T17">esulting </text:span><text:span text:style-name="T49">gene-cluster-by-sample-site matrix will be examined</text:span><text:span text:style-name="T17"> standard numerical ecology-based methods for modeling large matrices as dependent objects of environmental data (“regression” of metabarcoding results against environmental data and </text:span><text:span text:style-name="T44">spatial </text:span><text:span text:style-name="T45">patterns</text:span><text:span text:style-name="T17"> using redundancy analyses, including </text:span><text:span text:style-name="T45">MEM and </text:span><text:span text:style-name="T17">variation-partitioning methods)</text:span><text:reference-mark-start text:name="ZOTERO_ITEM CSL_CITATION {&quot;citationID&quot;:&quot;8fTJXfSf&quot;,&quot;properties&quot;:{&quot;formattedCitation&quot;:&quot;\\super 14\\uc0\\u8211{}17\\nosupersub{}&quot;,&quot;plainCitation&quot;:&quot;14–17&quot;,&quot;noteIndex&quot;:0},&quot;citationItems&quot;:[{&quot;id&quot;:1798,&quot;uris&quot;:[&quot;http://zotero.org/users/1142741/items/AJM73QR2&quot;],&quot;uri&quot;:[&quot;http://zotero.org/users/1142741/items/AJM73QR2&quot;],&quot;itemData&quot;:{&quot;id&quot;:1798,&quot;type&quot;:&quot;article-journal&quot;,&quot;abstract&quot;:&quot;Species spatial distributions are the result of population demography, behavioral traits, and species interactions in spatially heterogeneous environmental conditions. Hence the composition of species assemblages is an integrative response variable, and its variability can be explained by the complex interplay among several structuring factors. The thorough analysis of spatial variation in species assemblages may help infer processes shaping ecological communities. We suggest that ecological studies would benefit from the combined use of the classical statistical models of community composition data, such as constrained or unconstrained multivariate analyses of site-by-species abundance tables, with rapidly emerging and diversifying methods of spatial pattern analysis. Doing so allows one to deal with spatially explicit ecological models of beta diversity in a biogeographic context through the multiscale analysis of spatial patterns in original species data tables, including spatial characterization of fitted or residual variation from environmental models. We summarize here the recent progress for specifying spatial features through spatial weighting matrices and spatial eigenfunctions in order to define spatially constrained or scale-explicit multivariate analyses. Through a worked example on tropical tree communities, we also show the potential of the overall approach to identify significant residual spatial patterns that could arise from the omission of important unmeasured explanatory variables or processes.&quot;,&quot;container-title&quot;:&quot;Ecological Monographs&quot;,&quot;DOI&quot;:&quot;10.1890/11-1183.1&quot;,&quot;ISSN&quot;:&quot;1557-7015&quot;,&quot;issue&quot;:&quot;3&quot;,&quot;language&quot;:&quot;en&quot;,&quot;note&quot;:&quot;_eprint: https://esajournals.onlinelibrary.wiley.com/doi/pdf/10.1890/11-1183.1&quot;,&quot;page&quot;:&quot;257-275&quot;,&quot;source&quot;:&quot;Wiley Online Library&quot;,&quot;title&quot;:&quot;Community ecology in the age of multivariate multiscale spatial analysis&quot;,&quot;volume&quot;:&quot;82&quot;,&quot;author&quot;:[{&quot;family&quot;:&quot;Dray&quot;,&quot;given&quot;:&quot;S.&quot;},{&quot;family&quot;:&quot;Pélissier&quot;,&quot;given&quot;:&quot;R.&quot;},{&quot;family&quot;:&quot;Couteron&quot;,&quot;given&quot;:&quot;P.&quot;},{&quot;family&quot;:&quot;Fortin&quot;,&quot;given&quot;:&quot;M.-J.&quot;},{&quot;family&quot;:&quot;Legendre&quot;,&quot;given&quot;:&quot;P.&quot;},{&quot;family&quot;:&quot;Peres-Neto&quot;,&quot;given&quot;:&quot;P. R.&quot;},{&quot;family&quot;:&quot;Bellier&quot;,&quot;given&quot;:&quot;E.&quot;},{&quot;family&quot;:&quot;Bivand&quot;,&quot;given&quot;:&quot;R.&quot;},{&quot;family&quot;:&quot;Blanchet&quot;,&quot;given&quot;:&quot;F. G.&quot;},{&quot;family&quot;:&quot;Cáceres&quot;,&quot;given&quot;:&quot;M. De&quot;},{&quot;family&quot;:&quot;Dufour&quot;,&quot;given&quot;:&quot;A.-B.&quot;},{&quot;family&quot;:&quot;Heegaard&quot;,&quot;given&quot;:&quot;E.&quot;},{&quot;family&quot;:&quot;Jombart&quot;,&quot;given&quot;:&quot;T.&quot;},{&quot;family&quot;:&quot;Munoz&quot;,&quot;given&quot;:&quot;F.&quot;},{&quot;family&quot;:&quot;Oksanen&quot;,&quot;given&quot;:&quot;J.&quot;},{&quot;family&quot;:&quot;Thioulouse&quot;,&quot;given&quot;:&quot;J.&quot;},{&quot;family&quot;:&quot;Wagner&quot;,&quot;given&quot;:&quot;H. H.&quot;}],&quot;issued&quot;:{&quot;date-parts&quot;:[[&quot;2012&quot;]]}}},{&quot;id&quot;:1788,&quot;uris&quot;:[&quot;http://zotero.org/users/1142741/items/SKQSEASA&quot;],&quot;uri&quot;:[&quot;http://zotero.org/users/1142741/items/SKQSEASA&quot;],&quot;itemData&quot;:{&quot;id&quot;:1788,&quot;type&quot;:&quot;article-journal&quot;,&quot;abstract&quot;:&quot;Eigenvector mapping techniques are widely used by ecologists and evolutionary biologists to describe and control for spatial and/or phylogenetic patterns in their data. The selection of an appropriate subset of eigenvectors is a critical step (misspecification can lead to highly biased results and interpretations), and there is no consensus yet on how to proceed. We conducted a ten-year review of the practices of eigenvector selection and highlighted three main procedures: selecting the subset of descriptors minimising the Akaike information criterion (AIC), using a forward selection with double stopping criterion after testing the global model significance (FWD), and selecting the subset minimising the autocorrelation in the model residuals (MIR). We compared the type I error rates, statistical power, and R² estimation accuracy of these methods using simulated data. Finally, a real dataset was analysed using variation partitioning analysis to illustrate to what extent the different selection approaches affected the ecological interpretation of the results. We show that, while the FWD and MIR approaches presented a correct type I error rate and were accurate, the AIC approach displayed extreme type I error rates (100%), and strongly overestimated the R². Moreover, the AIC approach resulted in wrong ecological interpretations, as it overestimated the pure spatial fraction (and the joint spatial-environmental fraction to a lesser extent) of the variation partitioning. Both the FWD and MIR methods performed well at broad and medium scales but had a very low power to detect fine-scale patterns. The FWD approach selected more eigenvectors than the MIR approach but also returned more accurate R² estimates. Hence, we discourage any future use of the AIC approach, and advocate choosing between the MIR and FWD approaches depending on the objective of the study: controlling for spatial or phylogenetic autocorrelation (MIR) or describing the patterns as accurately as possible (FWD).&quot;,&quot;container-title&quot;:&quot;Ecography&quot;,&quot;DOI&quot;:&quot;10.1111/ecog.03380&quot;,&quot;ISSN&quot;:&quot;1600-0587&quot;,&quot;issue&quot;:&quot;10&quot;,&quot;language&quot;:&quot;en&quot;,&quot;note&quot;:&quot;_eprint: https://onlinelibrary.wiley.com/doi/pdf/10.1111/ecog.03380&quot;,&quot;page&quot;:&quot;1638-1649&quot;,&quot;source&quot;:&quot;Wiley Online Library&quot;,&quot;title&quot;:&quot;Disentangling good from bad practices in the selection of spatial or phylogenetic eigenvectors&quot;,&quot;volume&quot;:&quot;41&quot;,&quot;author&quot;:[{&quot;family&quot;:&quot;Bauman&quot;,&quot;given&quot;:&quot;David&quot;},{&quot;family&quot;:&quot;Drouet&quot;,&quot;given&quot;:&quot;Thomas&quot;},{&quot;family&quot;:&quot;Dray&quot;,&quot;given&quot;:&quot;Stéphane&quot;},{&quot;family&quot;:&quot;Vleminckx&quot;,&quot;given&quot;:&quot;Jason&quot;}],&quot;issued&quot;:{&quot;date-parts&quot;:[[&quot;2018&quot;]]}}},{&quot;id&quot;:77,&quot;uris&quot;:[&quot;http://zotero.org/users/1142741/items/DMZWGXT8&quot;],&quot;uri&quot;:[&quot;http://zotero.org/users/1142741/items/DMZWGXT8&quot;],&quot;itemData&quot;:{&quot;id&quot;:77,&quot;type&quot;:&quot;chapter&quot;,&quot;container-title&quot;:&quot;Numerical ecology with R&quot;,&quot;page&quot;:&quot;227-292&quot;,&quot;publisher&quot;:&quot;Springer&quot;,&quot;title&quot;:&quot;Spatial analysis of ecological data&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collection-title&quot;:&quot;Developments in Environmental Modelling&quot;,&quot;edition&quot;:&quot;Third&quot;,&quot;ISBN&quot;:&quot;978-0-444-53868-0&quot;,&quot;publisher&quot;:&quot;Elsevier&quot;,&quot;title&quot;:&quot;Numerical Ecology&quot;,&quot;volume&quot;:&quot;24&quot;,&quot;author&quot;:[{&quot;family&quot;:&quot;Legendre&quot;,&quot;given&quot;:&quot;Pierre&quot;},{&quot;family&quot;:&quot;Legendre&quot;,&quot;given&quot;:&quot;Loic&quot;}],&quot;issued&quot;:{&quot;date-parts&quot;:[[&quot;2012&quot;]]}}}],&quot;schema&quot;:&quot;https://github.com/citation-style-language/schema/raw/master/csl-citation.json&quot;} RND2yPimo5MKR"/><text:span text:style-name="T26">14–17</text:span><text:reference-mark-end text:name="ZOTERO_ITEM CSL_CITATION {&quot;citationID&quot;:&quot;8fTJXfSf&quot;,&quot;properties&quot;:{&quot;formattedCitation&quot;:&quot;\\super 14\\uc0\\u8211{}17\\nosupersub{}&quot;,&quot;plainCitation&quot;:&quot;14–17&quot;,&quot;noteIndex&quot;:0},&quot;citationItems&quot;:[{&quot;id&quot;:1798,&quot;uris&quot;:[&quot;http://zotero.org/users/1142741/items/AJM73QR2&quot;],&quot;uri&quot;:[&quot;http://zotero.org/users/1142741/items/AJM73QR2&quot;],&quot;itemData&quot;:{&quot;id&quot;:1798,&quot;type&quot;:&quot;article-journal&quot;,&quot;abstract&quot;:&quot;Species spatial distributions are the result of population demography, behavioral traits, and species interactions in spatially heterogeneous environmental conditions. Hence the composition of species assemblages is an integrative response variable, and its variability can be explained by the complex interplay among several structuring factors. The thorough analysis of spatial variation in species assemblages may help infer processes shaping ecological communities. We suggest that ecological studies would benefit from the combined use of the classical statistical models of community composition data, such as constrained or unconstrained multivariate analyses of site-by-species abundance tables, with rapidly emerging and diversifying methods of spatial pattern analysis. Doing so allows one to deal with spatially explicit ecological models of beta diversity in a biogeographic context through the multiscale analysis of spatial patterns in original species data tables, including spatial characterization of fitted or residual variation from environmental models. We summarize here the recent progress for specifying spatial features through spatial weighting matrices and spatial eigenfunctions in order to define spatially constrained or scale-explicit multivariate analyses. Through a worked example on tropical tree communities, we also show the potential of the overall approach to identify significant residual spatial patterns that could arise from the omission of important unmeasured explanatory variables or processes.&quot;,&quot;container-title&quot;:&quot;Ecological Monographs&quot;,&quot;DOI&quot;:&quot;10.1890/11-1183.1&quot;,&quot;ISSN&quot;:&quot;1557-7015&quot;,&quot;issue&quot;:&quot;3&quot;,&quot;language&quot;:&quot;en&quot;,&quot;note&quot;:&quot;_eprint: https://esajournals.onlinelibrary.wiley.com/doi/pdf/10.1890/11-1183.1&quot;,&quot;page&quot;:&quot;257-275&quot;,&quot;source&quot;:&quot;Wiley Online Library&quot;,&quot;title&quot;:&quot;Community ecology in the age of multivariate multiscale spatial analysis&quot;,&quot;volume&quot;:&quot;82&quot;,&quot;author&quot;:[{&quot;family&quot;:&quot;Dray&quot;,&quot;given&quot;:&quot;S.&quot;},{&quot;family&quot;:&quot;Pélissier&quot;,&quot;given&quot;:&quot;R.&quot;},{&quot;family&quot;:&quot;Couteron&quot;,&quot;given&quot;:&quot;P.&quot;},{&quot;family&quot;:&quot;Fortin&quot;,&quot;given&quot;:&quot;M.-J.&quot;},{&quot;family&quot;:&quot;Legendre&quot;,&quot;given&quot;:&quot;P.&quot;},{&quot;family&quot;:&quot;Peres-Neto&quot;,&quot;given&quot;:&quot;P. R.&quot;},{&quot;family&quot;:&quot;Bellier&quot;,&quot;given&quot;:&quot;E.&quot;},{&quot;family&quot;:&quot;Bivand&quot;,&quot;given&quot;:&quot;R.&quot;},{&quot;family&quot;:&quot;Blanchet&quot;,&quot;given&quot;:&quot;F. G.&quot;},{&quot;family&quot;:&quot;Cáceres&quot;,&quot;given&quot;:&quot;M. De&quot;},{&quot;family&quot;:&quot;Dufour&quot;,&quot;given&quot;:&quot;A.-B.&quot;},{&quot;family&quot;:&quot;Heegaard&quot;,&quot;given&quot;:&quot;E.&quot;},{&quot;family&quot;:&quot;Jombart&quot;,&quot;given&quot;:&quot;T.&quot;},{&quot;family&quot;:&quot;Munoz&quot;,&quot;given&quot;:&quot;F.&quot;},{&quot;family&quot;:&quot;Oksanen&quot;,&quot;given&quot;:&quot;J.&quot;},{&quot;family&quot;:&quot;Thioulouse&quot;,&quot;given&quot;:&quot;J.&quot;},{&quot;family&quot;:&quot;Wagner&quot;,&quot;given&quot;:&quot;H. H.&quot;}],&quot;issued&quot;:{&quot;date-parts&quot;:[[&quot;2012&quot;]]}}},{&quot;id&quot;:1788,&quot;uris&quot;:[&quot;http://zotero.org/users/1142741/items/SKQSEASA&quot;],&quot;uri&quot;:[&quot;http://zotero.org/users/1142741/items/SKQSEASA&quot;],&quot;itemData&quot;:{&quot;id&quot;:1788,&quot;type&quot;:&quot;article-journal&quot;,&quot;abstract&quot;:&quot;Eigenvector mapping techniques are widely used by ecologists and evolutionary biologists to describe and control for spatial and/or phylogenetic patterns in their data. The selection of an appropriate subset of eigenvectors is a critical step (misspecification can lead to highly biased results and interpretations), and there is no consensus yet on how to proceed. We conducted a ten-year review of the practices of eigenvector selection and highlighted three main procedures: selecting the subset of descriptors minimising the Akaike information criterion (AIC), using a forward selection with double stopping criterion after testing the global model significance (FWD), and selecting the subset minimising the autocorrelation in the model residuals (MIR). We compared the type I error rates, statistical power, and R² estimation accuracy of these methods using simulated data. Finally, a real dataset was analysed using variation partitioning analysis to illustrate to what extent the different selection approaches affected the ecological interpretation of the results. We show that, while the FWD and MIR approaches presented a correct type I error rate and were accurate, the AIC approach displayed extreme type I error rates (100%), and strongly overestimated the R². Moreover, the AIC approach resulted in wrong ecological interpretations, as it overestimated the pure spatial fraction (and the joint spatial-environmental fraction to a lesser extent) of the variation partitioning. Both the FWD and MIR methods performed well at broad and medium scales but had a very low power to detect fine-scale patterns. The FWD approach selected more eigenvectors than the MIR approach but also returned more accurate R² estimates. Hence, we discourage any future use of the AIC approach, and advocate choosing between the MIR and FWD approaches depending on the objective of the study: controlling for spatial or phylogenetic autocorrelation (MIR) or describing the patterns as accurately as possible (FWD).&quot;,&quot;container-title&quot;:&quot;Ecography&quot;,&quot;DOI&quot;:&quot;10.1111/ecog.03380&quot;,&quot;ISSN&quot;:&quot;1600-0587&quot;,&quot;issue&quot;:&quot;10&quot;,&quot;language&quot;:&quot;en&quot;,&quot;note&quot;:&quot;_eprint: https://onlinelibrary.wiley.com/doi/pdf/10.1111/ecog.03380&quot;,&quot;page&quot;:&quot;1638-1649&quot;,&quot;source&quot;:&quot;Wiley Online Library&quot;,&quot;title&quot;:&quot;Disentangling good from bad practices in the selection of spatial or phylogenetic eigenvectors&quot;,&quot;volume&quot;:&quot;41&quot;,&quot;author&quot;:[{&quot;family&quot;:&quot;Bauman&quot;,&quot;given&quot;:&quot;David&quot;},{&quot;family&quot;:&quot;Drouet&quot;,&quot;given&quot;:&quot;Thomas&quot;},{&quot;family&quot;:&quot;Dray&quot;,&quot;given&quot;:&quot;Stéphane&quot;},{&quot;family&quot;:&quot;Vleminckx&quot;,&quot;given&quot;:&quot;Jason&quot;}],&quot;issued&quot;:{&quot;date-parts&quot;:[[&quot;2018&quot;]]}}},{&quot;id&quot;:77,&quot;uris&quot;:[&quot;http://zotero.org/users/1142741/items/DMZWGXT8&quot;],&quot;uri&quot;:[&quot;http://zotero.org/users/1142741/items/DMZWGXT8&quot;],&quot;itemData&quot;:{&quot;id&quot;:77,&quot;type&quot;:&quot;chapter&quot;,&quot;container-title&quot;:&quot;Numerical ecology with R&quot;,&quot;page&quot;:&quot;227-292&quot;,&quot;publisher&quot;:&quot;Springer&quot;,&quot;title&quot;:&quot;Spatial analysis of ecological data&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collection-title&quot;:&quot;Developments in Environmental Modelling&quot;,&quot;edition&quot;:&quot;Third&quot;,&quot;ISBN&quot;:&quot;978-0-444-53868-0&quot;,&quot;publisher&quot;:&quot;Elsevier&quot;,&quot;title&quot;:&quot;Numerical Ecology&quot;,&quot;volume&quot;:&quot;24&quot;,&quot;author&quot;:[{&quot;family&quot;:&quot;Legendre&quot;,&quot;given&quot;:&quot;Pierre&quot;},{&quot;family&quot;:&quot;Legendre&quot;,&quot;given&quot;:&quot;Loic&quot;}],&quot;issued&quot;:{&quot;date-parts&quot;:[[&quot;2012&quot;]]}}}],&quot;schema&quot;:&quot;https://github.com/citation-style-language/schema/raw/master/csl-citation.json&quot;} RND2yPimo5MKR"/><text:span text:style-name="T17">. Read libraries will also be mined for specific biosynthetic pathways of interest (alkaloids, antibiotics, antioxidents, osmolytes, etc), to the level of specificity allowed by the homology of the polyketide and peptide backbones. and these will be treated as point patterns</text:span><text:reference-mark-start text:name="ZOTERO_ITEM CSL_CITATION {&quot;citationID&quot;:&quot;18whvEb8&quot;,&quot;properties&quot;:{&quot;formattedCitation&quot;:&quot;\\super 18\\nosupersub{}&quot;,&quot;plainCitation&quot;:&quot;18&quot;,&quot;noteIndex&quot;:0},&quot;citationItems&quot;:[{&quot;id&quot;:813,&quot;uris&quot;:[&quot;http://zotero.org/users/1142741/items/HRYIIQEP&quot;],&quot;uri&quot;:[&quot;http://zotero.org/users/1142741/items/HRYIIQEP&quot;],&quot;itemData&quot;:{&quot;id&quot;:813,&quot;type&quot;:&quot;book&quot;,&quot;ISBN&quot;:&quot;1-4822-1021-5&quot;,&quot;publisher&quot;:&quot;Chapman and Hall/CRC&quot;,&quot;title&quot;:&quot;Spatial point patterns: methodology and applications with R&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EbwalIgbQC"/><text:span text:style-name="T26">18</text:span><text:reference-mark-end text:name="ZOTERO_ITEM CSL_CITATION {&quot;citationID&quot;:&quot;18whvEb8&quot;,&quot;properties&quot;:{&quot;formattedCitation&quot;:&quot;\\super 18\\nosupersub{}&quot;,&quot;plainCitation&quot;:&quot;18&quot;,&quot;noteIndex&quot;:0},&quot;citationItems&quot;:[{&quot;id&quot;:813,&quot;uris&quot;:[&quot;http://zotero.org/users/1142741/items/HRYIIQEP&quot;],&quot;uri&quot;:[&quot;http://zotero.org/users/1142741/items/HRYIIQEP&quot;],&quot;itemData&quot;:{&quot;id&quot;:813,&quot;type&quot;:&quot;book&quot;,&quot;ISBN&quot;:&quot;1-4822-1021-5&quot;,&quot;publisher&quot;:&quot;Chapman and Hall/CRC&quot;,&quot;title&quot;:&quot;Spatial point patterns: methodology and applications with R&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EbwalIgbQC"/><text:span text:style-name="T17">, along with the results of the targeted PCR tests. Point patterns of secondary products of interest will analyzed for cooccurrence with environmental challenges, herbivory, pathogen loads, </text:span><text:span text:style-name="T18">and proximity </text:span><text:span text:style-name="T34">and size of</text:span><text:span text:style-name="T18"> conspecifics </text:span><text:span text:style-name="T44">and </text:span><text:span text:style-name="T34">cluster </text:span><text:span text:style-name="T44">size of nearest conspecifics</text:span><text:span text:style-name="T17">. </text:span></text:p>
      <text:p text:style-name="Standard"/>
      <text:p text:style-name="P18"/>
      <text:section text:style-name="Sect1" text:name="ZOTERO_BIBL {&quot;uncited&quot;:[],&quot;omitted&quot;:[],&quot;custom&quot;:[]} CSL_BIBLIOGRAPHY RND1PpEBhND2w">
        <text:p text:style-name="Bibliography_20_1">1.<text:tab/>Mangan, S. A. <text:span text:style-name="T2">et al.</text:span> Negative plant–soil feedback predicts tree-species relative abundance in a tropical forest. <text:span text:style-name="T2">Nature</text:span> <text:span text:style-name="T13">466</text:span>, 752–755 (2010).</text:p>
        <text:p text:style-name="Bibliography_20_1">2.<text:tab/>Marden, J. H. <text:span text:style-name="T2">et al.</text:span> Ecological genomics of tropical trees: how local population size and allelic diversity of resistance genes relate to immune responses, cosusceptibility to pathogens, and negative density dependence. <text:span text:style-name="T2">Molecular Ecology</text:span> <text:span text:style-name="T13">26</text:span>, 2498–2513 (2017).</text:p>
        <text:p text:style-name="Bibliography_20_1">3.<text:tab/>Christian, N., Herre, E. A., Mejia, L. C. &amp; Clay, K. Exposure to the leaf litter microbiome of healthy adults protects seedlings from pathogen damage. <text:span text:style-name="T2">Proceedings of the Royal Society B: Biological Sciences</text:span> <text:span text:style-name="T13">284</text:span>, 20170641 (2017).</text:p>
        <text:p text:style-name="Bibliography_20_1">4.<text:tab/>Rock‐Blake, R., McCormick, M. K., Brooks, H. E. A., Jones, C. S. &amp; Whigham, D. F. Symbiont abundance can affect host plant population dynamics. <text:span text:style-name="T2">American Journal of Botany</text:span> <text:span text:style-name="T13">104</text:span>, 72–82 (2017).</text:p>
        <text:p text:style-name="Bibliography_20_1">5.<text:tab/>Bills, G. F. &amp; Gloer, J. B. Biologically Active Secondary Metabolites from the Fungi. <text:span text:style-name="T2">Microbiology Spectrum</text:span> <text:span text:style-name="T13">4</text:span>, (2016).</text:p>
        <text:p text:style-name="Bibliography_20_1">6.<text:tab/>Bills, G. <text:span text:style-name="T2">et al.</text:span> New insights into the echinocandins and other fungal non-ribosomal peptides and peptaibiotics. <text:span text:style-name="T2">Nat. Prod. Rep.</text:span> <text:span text:style-name="T13">31</text:span>, 1348–1375 (2014).</text:p>
        <text:p text:style-name="Bibliography_20_1">7.<text:tab/>Thomas, D., Vandegrift, R., Roy, B. A., Hsieh, H.-M. &amp; Ju, Y.-M. Spatial patterns of fungal endophytes in a subtropical montane rainforest of northern Taiwan. <text:span text:style-name="T2">Fungal Ecology</text:span> <text:span text:style-name="T13">39</text:span>, 316–327 (2019).</text:p>
        <text:p text:style-name="Bibliography_20_1">8.<text:tab/>Charlop-Powers, Z. <text:span text:style-name="T2">et al.</text:span> Global biogeographic sampling of bacterial secondary metabolism. <text:span text:style-name="T2">eLife</text:span> <text:span text:style-name="T13">4</text:span>, e05048 (2015).</text:p>
        <text:p text:style-name="Bibliography_20_1">9.<text:tab/>Schläpfer, P. <text:span text:style-name="T2">et al.</text:span> Genome-Wide Prediction of Metabolic Enzymes, Pathways, and Gene Clusters in Plants. <text:span text:style-name="T2">Plant Physiology</text:span> <text:span text:style-name="T13">173</text:span>, 2041–2059 (2017).</text:p>
        <text:p text:style-name="Bibliography_20_1">10.<text:tab/>Vestheim, H., Deagle, B. E. &amp; Jarman, S. N. Application of Blocking Oligonucleotides to Improve Signal-to-Noise Ratio in a PCR. in <text:span text:style-name="T2">PCR Protocols</text:span> (ed. Park, D. J.) 265–274 (Humana Press, 2011). doi:10.1007/978-1-60761-944-4_19.</text:p>
        <text:p text:style-name="Bibliography_20_1">11.<text:tab/>Ubbens, J. R. &amp; Stavness, I. Deep Plant Phenomics: A Deep Learning Platform for Complex Plant Phenotyping Tasks. <text:span text:style-name="T2">Front. Plant Sci.</text:span> <text:span text:style-name="T13">8</text:span>, (2017).</text:p>
        <text:p text:style-name="Bibliography_20_1">12.<text:tab/>Edgar, R. C. UPARSE: highly accurate OTU sequences from microbial amplicon reads. <text:span text:style-name="T2">Nature Methods</text:span> <text:span text:style-name="T13">10</text:span>, 996–998 (2013).</text:p>
        <text:p text:style-name="Bibliography_20_1">13.<text:tab/>Reddy, B. V. B., Milshteyn, A., Charlop-Powers, Z. &amp; Brady, S. F. eSNaPD: A Versatile, Web-Based Bioinformatics Platform for Surveying and Mining Natural Product Biosynthetic Diversity from Metagenomes. <text:span text:style-name="T2">Chemistry &amp; Biology</text:span> <text:span text:style-name="T13">21</text:span>, 1023–1033 (2014).</text:p>
        <text:p text:style-name="Bibliography_20_1">14.<text:tab/>Dray, S. <text:span text:style-name="T2">et al.</text:span> Community ecology in the age of multivariate multiscale spatial analysis. <text:span text:style-name="T2">Ecological Monographs</text:span> <text:span text:style-name="T13">82</text:span>, 257–275 (2012).</text:p>
        <text:p text:style-name="Bibliography_20_1">15.<text:tab/>Bauman, D., Drouet, T., Dray, S. &amp; Vleminckx, J. Disentangling good from bad practices in the selection of spatial or phylogenetic eigenvectors. <text:span text:style-name="T2">Ecography</text:span> <text:span text:style-name="T13">41</text:span>, 1638–1649 (2018).</text:p>
        <text:p text:style-name="Bibliography_20_1">16.<text:tab/>Borcard, D., Gillet, F. &amp; Legendre, P. Spatial analysis of ecological data. in <text:span text:style-name="T2">Numerical ecology with R</text:span> 227–292 (Springer, 2011).</text:p>
        <text:p text:style-name="Bibliography_20_1">17.<text:tab/>Legendre, P. &amp; Legendre, L. <text:span text:style-name="T2">Numerical Ecology</text:span>. vol. 24 (Elsevier, 2012).</text:p>
        <text:p text:style-name="Bibliography_20_1">18.<text:tab/>Baddeley, A., Rubak, E. &amp; Turner, R. <text:span text:style-name="T2">Spatial point patterns: methodology and applications with R</text:span>. (Chapman and Hall/CRC, 2015).</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0:37:26.509529984</meta:creation-date>
    <dc:date>2020-10-29T03:52:51.046751337</dc:date>
    <meta:editing-duration>PT1H34M14S</meta:editing-duration>
    <meta:editing-cycles>11</meta:editing-cycles>
    <meta:generator>LibreOffice/6.4.6.2$Linux_X86_64 LibreOffice_project/40$Build-2</meta:generator>
    <meta:document-statistic meta:table-count="0" meta:image-count="0" meta:object-count="0" meta:page-count="4" meta:paragraph-count="41" meta:word-count="1809" meta:character-count="12201" meta:non-whitespace-character-count="10428"/>
    <meta:user-defined meta:name="ZOTERO_PREF_1">&lt;data data-version="3" zotero-version="5.0.92"&gt;&lt;session id="ktNX3zv3"/&gt;&lt;style id="http://www.zotero.org/styles/nature" hasBibliography="1" bibliographyStyleHasBeenSet="1"/&gt;&lt;prefs&gt;&lt;pref name="fieldType" value="ReferenceMark"/&gt;&lt;/prefs&gt;&lt;/data&gt;</meta:user-defined>
  </office:meta>
</office:document-meta>
</file>